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6pt" style:font-size-asian="6pt" style:font-size-complex="6pt"/>
    </style:style>
    <style:style style:name="P2" style:family="paragraph" style:parent-style-name="Heading_20_3">
      <style:paragraph-properties fo:break-before="page"/>
    </style:style>
    <style:style style:name="P3" style:family="paragraph" style:parent-style-name="Standard">
      <style:paragraph-properties fo:break-before="page"/>
      <style:text-properties fo:font-size="6pt" style:font-size-asian="6pt" style:font-size-complex="6pt"/>
    </style:style>
    <style:style style:name="P4" style:family="paragraph" style:parent-style-name="Text_20_body">
      <style:paragraph-properties fo:text-align="start" style:justify-single-word="false"/>
      <style:text-properties fo:font-size="10pt" style:font-size-asian="10pt" style:font-size-complex="10pt"/>
    </style:style>
    <style:style style:name="P5" style:family="paragraph" style:parent-style-name="Standard" style:list-style-name="L5"/>
    <style:style style:name="P6" style:family="paragraph" style:parent-style-name="Standard" style:list-style-name="L7"/>
    <style:style style:name="P7" style:family="paragraph" style:parent-style-name="Standard" style:list-style-name="L9"/>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6"/>
    <style:style style:name="P13" style:family="paragraph" style:parent-style-name="Text_20_body" style:list-style-name="L8"/>
    <style:style style:name="P14" style:family="paragraph" style:parent-style-name="Text_20_body" style:list-style-name="L10"/>
    <style:style style:name="P15" style:family="paragraph" style:parent-style-name="Text_20_body" style:list-style-name="L12"/>
    <style:style style:name="P16" style:family="paragraph" style:parent-style-name="Text_20_body" style:list-style-name="L13"/>
    <style:style style:name="P17" style:family="paragraph" style:parent-style-name="Preformatted_20_Text">
      <style:paragraph-properties style:writing-mode="lr-tb"/>
    </style:style>
    <style:style style:name="P18" style:family="paragraph" style:parent-style-name="Preformatted_20_Text">
      <style:paragraph-properties fo:margin-top="0cm" fo:margin-bottom="0.499cm" style:writing-mode="lr-tb"/>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efine('SISTEM_PATH', __DIR__ . '/sistem/'); <text:s/>// Osnovna pot do backend-a</text:h>
      <text:p text:style-name="Text_20_body"/>
      <text:p text:style-name="Text_20_body">&lt;?php</text:p>
      <text:p text:style-name="Text_20_body">/**</text:p>
      <text:p text:style-name="Text_20_body"><text:s/>* +++++++++++++++++++++++++++++++++++++++++++++++++++++++++++++++++++</text:p>
      <text:p text:style-name="Text_20_body"><text:s/>* <text:tab/><text:tab/>/root/sistem/ Globalni backend vzorec<text:tab/>Datum: 17.09.2025</text:p>
      <text:p text:style-name="Text_20_body"><text:s/>*<text:tab/><text:tab/></text:p>
      <text:p text:style-name="Text_20_body"><text:s/>* <text:tab/><text:tab/>Ta datoteka definira glavne poti, povezave in globalne funkcije.</text:p>
      <text:p text:style-name="Text_20_body"><text:s/>* <text:tab/><text:tab/>Vključuje samo backend logiko, brez vnosnih polj.</text:p>
      <text:p text:style-name="Text_20_body"><text:s/>*+++++++++++++++++++++++++++++++++++++++++++++++++++++++++++++++++++</text:p>
      <text:p text:style-name="Text_20_body"><text:s/>* TOČNA POT: &lt;?php require_once __DIR__ . '/sistem/global.php'; &gt;</text:p>
      <text:p text:style-name="Text_20_body">/*--------------------------------------------</text:p>
      <text:p text:style-name="Text_20_body"><text:s text:c="4"/><text:tab/><text:tab/>DEFINICIJA POTI</text:p>
      <text:p text:style-name="Text_20_body">--------------------------------------------*/</text:p>
      <text:p text:style-name="Text_20_body">define('SISTEM_PATH', __DIR__ . '/sistem/'); <text:s/>// Osnovna pot do backend-a</text:p>
      <text:p text:style-name="Text_20_body">define('SIS_JEDRO', SISTEM_PATH . 'jedro/'); <text:s text:c="2"/>// Datoteke: baza, funkcije, konfiguracija</text:p>
      <text:p text:style-name="Text_20_body">define('SIS_AI', SIS_JEDRO . '../ai/'); <text:s text:c="7"/>// AI modul</text:p>
      <text:p text:style-name="Text_20_body">define('SIS_UPO', SIS_JEDRO . '../uporabniki/'); // Uporabniki</text:p>
      <text:p text:style-name="Text_20_body">define('SIS_ADMIN', SIS_JEDRO . '../admin/'); <text:s/>// Admin</text:p>
      <text:p text:style-name="Text_20_body">define('SIS_MOD', SIS_JEDRO . '../moduli/'); <text:s text:c="2"/>// Moduli: Orakleum, Codex, ...</text:p>
      <text:p text:style-name="Text_20_body">/*--------------------------------------------</text:p>
      <text:p text:style-name="Text_20_body"><text:s text:c="3"/><text:tab/><text:tab/> VKLJUČITVE</text:p>
      <text:p text:style-name="Text_20_body">--------------------------------------------*/</text:p>
      <text:p text:style-name="Text_20_body">require_once SIS_JEDRO . 'baza.php';</text:p>
      <text:p text:style-name="Text_20_body">require_once SIS_JEDRO . 'funkcije.php';</text:p>
      <text:p text:style-name="Text_20_body">require_once SIS_JEDRO . 'konfiguracija.php';</text:p>
      <text:p text:style-name="Text_20_body">require_once SIS_JEDRO . 'varnost.php';</text:p>
      <text:p text:style-name="Text_20_body">require_once SIS_AI . 'gpt_povezava.php';</text:p>
      <text:p text:style-name="Text_20_body">require_once SIS_AI . 'obdelava.php';</text:p>
      <text:p text:style-name="Text_20_body">/*--------------------------------------------</text:p>
      <text:p text:style-name="Text_20_body"><text:s text:c="4"/>GLOBALNE FUNKCIJE</text:p>
      <text:p text:style-name="Text_20_body">--------------------------------------------*/</text:p>
      <text:p text:style-name="Text_20_body">/**</text:p>
      <text:p text:style-name="Text_20_body"><text:s/>* Vrne trenutni datum in čas</text:p>
      <text:p text:style-name="Text_20_body"><text:s/>*/</text:p>
      <text:p text:style-name="Text_20_body"><text:soft-page-break/>function datum_zdaj() {</text:p>
      <text:p text:style-name="Text_20_body"><text:s text:c="4"/>return date('Y-m-d H:i:s');</text:p>
      <text:p text:style-name="Text_20_body">}</text:p>
      <text:p text:style-name="Text_20_body">/**</text:p>
      <text:p text:style-name="Text_20_body"><text:s/>* Preusmeri na določeno stran</text:p>
      <text:p text:style-name="Text_20_body"><text:s/>* @param string $url - ciljna URL povezava</text:p>
      <text:p text:style-name="Text_20_body"><text:s/>*/</text:p>
      <text:p text:style-name="Text_20_body">function preusmeri($url) {</text:p>
      <text:p text:style-name="Text_20_body"><text:s text:c="4"/>header("Location: " . $url);</text:p>
      <text:p text:style-name="Text_20_body"><text:s text:c="4"/>exit;</text:p>
      <text:p text:style-name="Text_20_body">}</text:p>
      <text:p text:style-name="Text_20_body">/**</text:p>
      <text:p text:style-name="Text_20_body"><text:s/>* Pozdravna funkcija</text:p>
      <text:p text:style-name="Text_20_body"><text:s/>* @return string</text:p>
      <text:p text:style-name="Text_20_body"><text:s/>*/</text:p>
      <text:p text:style-name="Text_20_body">function pozdrav() {</text:p>
      <text:p text:style-name="Text_20_body"><text:s text:c="4"/>return "Pozdravljen uporabnik!";</text:p>
      <text:p text:style-name="Text_20_body">}</text:p>
      <text:p text:style-name="Text_20_body">/**</text:p>
      <text:p text:style-name="Text_20_body"><text:s/>* Preprost seštevek dveh števil</text:p>
      <text:p text:style-name="Text_20_body"><text:s/>* @param int|float $a</text:p>
      <text:p text:style-name="Text_20_body"><text:s/>* @param int|float $b</text:p>
      <text:p text:style-name="Text_20_body"><text:s/>* @return int|float</text:p>
      <text:p text:style-name="Text_20_body"><text:s/>*/</text:p>
      <text:p text:style-name="Text_20_body">function seštej($a, $b) {</text:p>
      <text:p text:style-name="Text_20_body"><text:s text:c="4"/>return $a + $b;</text:p>
      <text:p text:style-name="Text_20_body">}</text:p>
      <text:p text:style-name="Text_20_body">?&gt;</text:p>
      <text:p text:style-name="Text_20_body"/>
      <text:p text:style-name="Text_20_body">define('SIS_JEDRO', SISTEM_PATH . 'jedro/'); <text:s text:c="5"/>// Jedro: baze, funkcije, konfiguracije</text:p>
      <text:p text:style-name="Text_20_body">define('SIS_AI', SISTEM_PATH . 'ai/'); <text:s text:c="11"/>// AI modul</text:p>
      <text:p text:style-name="Text_20_body">define('SIS_UPO', SISTEM_PATH . 'uporabniki/'); <text:s text:c="2"/>// Uporabniški modul</text:p>
      <text:p text:style-name="Text_20_body">define('SIS_ADMIN', SISTEM_PATH . 'admin/'); <text:s text:c="5"/>// Administracija</text:p>
      <text:p text:style-name="Text_20_body">define('SIS_MOD', SISTEM_PATH . 'moduli/'); <text:s text:c="6"/>// Moduli: Orakleum, Codex ...</text:p>
      <text:p text:style-name="Text_20_body"/>
      <text:p text:style-name="Text_20_body">sistem/<text:tab/><text:tab/> <text:s text:c="13"/># Backend / jedro</text:p>
      <text:p text:style-name="Text_20_body">├── jedro/ <text:s text:c="16"/># baze, konfiguracija, varnost</text:p>
      <text:p text:style-name="Text_20_body"><text:soft-page-break/>├── ai/ <text:s text:c="19"/># vse kar je AI povezano</text:p>
      <text:p text:style-name="Text_20_body">│ <text:s text:c="2"/><text:tab/>├── gpt_povezava.php <text:s text:c="2"/># direktna povezava do API (gateway)</text:p>
      <text:p text:style-name="Text_20_body">│ <text:s text:c="2"/><text:tab/>├── obdelava.php <text:s text:c="6"/># procesiranje tekstov (formati, filtri)</text:p>
      <text:p text:style-name="Text_20_body">│ <text:s text:c="2"/><text:tab/>├── helperji.php <text:s text:c="6"/># skupne funkcije za AI logiko</text:p>
      <text:p text:style-name="Text_20_body">│</text:p>
      <text:p text:style-name="Text_20_body">├── uporabniki/ <text:s text:c="11"/># login, registracija, profili</text:p>
      <text:p text:style-name="Text_20_body">├── admin/ <text:s text:c="16"/># administracija in nadzor</text:p>
      <text:p text:style-name="Text_20_body">└── moduli/ <text:s text:c="15"/># orakleum, codex, numyra …</text:p>
      <text:p text:style-name="Text_20_body"/>
      <text:p text:style-name="Text_20_body">globalno/</text:p>
      <text:p text:style-name="Text_20_body">├── css/</text:p>
      <text:p text:style-name="Text_20_body">│ <text:s text:c="2"/><text:tab/>├── stil.css <text:s text:c="9"/># skupni stil</text:p>
      <text:p text:style-name="Text_20_body">│ <text:s text:c="2"/><text:tab/>└── ai.css <text:s text:c="11"/># posebni stil za AI prikaz (chat, animacije)</text:p>
      <text:p text:style-name="Text_20_body">├── js/</text:p>
      <text:p text:style-name="Text_20_body">│ <text:s/><text:tab/> ├── glavno.js</text:p>
      <text:p text:style-name="Text_20_body">│ <text:s text:c="2"/><text:tab/>├── ai.js <text:s text:c="12"/># obdelava odzivov, voice input, loaderji</text:p>
      <text:p text:style-name="Text_20_body">│ <text:s text:c="2"/><text:tab/>└── efekti.js <text:s text:c="8"/># samo animacije (aurora, 3D)</text:p>
      <text:p text:style-name="Text_20_body">└── deli/</text:p>
      <text:p text:style-name="Text_20_body"><text:s text:c="4"/><text:tab/>├── glava.php</text:p>
      <text:p text:style-name="Text_20_body"><text:s text:c="3"/><text:tab/> ├── noga.php</text:p>
      <text:p text:style-name="Text_20_body"><text:s text:c="4"/><text:tab/>└── navigacija.php</text:p>
      <text:p text:style-name="Text_20_body">&lt;?php</text:p>
      <text:p text:style-name="Text_20_body">// ===============================================</text:p>
      <text:p text:style-name="Text_20_body">// Glavni vstop v sistem</text:p>
      <text:p text:style-name="Text_20_body">// ===============================================</text:p>
      <text:p text:style-name="Text_20_body"><text:span text:style-name="Source_20_Text">__DIR__</text:span> = pot do datoteke, kjer stojiš.</text:p>
      <text:list xml:id="list7049721023946653303" text:style-name="L12">
        <text:list-item>
          <text:p text:style-name="P15"><text:span text:style-name="Source_20_Text">dirname(__DIR__)</text:span> = gre eno mapo višje.</text:p>
        </text:list-item>
      </text:list>
      <text:list xml:id="list8528392696673338238" text:style-name="L13">
        <text:list-item>
          <text:p text:style-name="P16"><text:span text:style-name="Source_20_Text">dirname(__DIR__, 2)</text:span> = dve mapi višje.</text:p>
        </text:list-item>
      </text:list>
      <text:p text:style-name="Text_20_body"/>
      <text:p text:style-name="Text_20_body">// 1. Definiramo PATH-e (da se ne matraš s relativnimi potmi)</text:p>
      <text:p text:style-name="Text_20_body">define('ROOT_PATH', __DIR__ . '/');</text:p>
      <text:p text:style-name="Text_20_body">define('SISTEM_PATH', ROOT_PATH . 'sistem/');</text:p>
      <text:p text:style-name="Text_20_body">define('GLOBALNO_PATH', ROOT_PATH . 'globalno/');</text:p>
      <text:p text:style-name="Text_20_body">// 2. Vključimo konfiguracijo in skupne funkcije</text:p>
      <text:p text:style-name="Text_20_body">require_once SISTEM_PATH . 'jedro/konfiguracija.php';</text:p>
      <text:p text:style-name="Text_20_body">require_once SISTEM_PATH . 'jedro/funkcije.php';</text:p>
      <text:p text:style-name="Text_20_body"><text:soft-page-break/>// 3. Vključimo glavo (HTML začetek)</text:p>
      <text:p text:style-name="Text_20_body">require_once GLOBALNO_PATH . 'deli/glava.php';</text:p>
      <text:p text:style-name="Text_20_body">// 4. Sem pride vsebina (moduli, user, admin…)</text:p>
      <text:p text:style-name="Text_20_body">echo "&lt;h1&gt;Dobrodošel v Astramentaliki ✨&lt;/h1&gt;";</text:p>
      <text:p text:style-name="Text_20_body">// 5. Vključimo nogo</text:p>
      <text:p text:style-name="Text_20_body">require_once GLOBALNO_PATH . 'deli/noga.php';</text:p>
      <text:p text:style-name="Text_20_body"/>
      <text:p text:style-name="Text_20_body"/>
      <text:p text:style-name="Text_20_body">// tukaj pa že imaš SISTEM_PATH</text:p>
      <text:p text:style-name="Text_20_body">define('SISTEM_PATH', dirname(__DIR__) . '/'); // torej /sistem/</text:p>
      <text:p text:style-name="Text_20_body">define('GLOBALNO_PATH', dirname(__DIR__, 2) . '/globalno/'); // gre eno mapo ven</text:p>
      <text:p text:style-name="Text_20_body"/>
      <text:h text:style-name="Heading_20_3" text:outline-level="3">? Kaj to pomeni za <text:span text:style-name="Source_20_Text">require_once</text:span>?</text:h>
      <text:p text:style-name="Text_20_body">Če zdaj v <text:span text:style-name="Source_20_Text">konfiguracija.php</text:span> definiraš poti, uporabiš tole:</text:p>
      <text:p text:style-name="P17"><text:span text:style-name="Source_20_Text">&lt;?php</text:span></text:p>
      <text:p text:style-name="P17"><text:span text:style-name="Source_20_Text">// Absolutna pot do public_html</text:span></text:p>
      <text:p text:style-name="P17"><text:span text:style-name="Source_20_Text">define('ROOT_PATH', $_SERVER['DOCUMENT_ROOT']); <text:s/></text:span></text:p>
      <text:p text:style-name="P17"/>
      <text:p text:style-name="P17"><text:span text:style-name="Source_20_Text">// Sistem</text:span></text:p>
      <text:p text:style-name="P17"><text:span text:style-name="Source_20_Text">define('SISTEM_PATH', ROOT_PATH . '/sistem');</text:span></text:p>
      <text:p text:style-name="P17"><text:span text:style-name="Source_20_Text">define('JEDRO_PATH', SISTEM_PATH . '/jedro');</text:span></text:p>
      <text:p text:style-name="P17"/>
      <text:p text:style-name="P17"><text:span text:style-name="Source_20_Text">// Aplikacija</text:span></text:p>
      <text:p text:style-name="P17"><text:span text:style-name="Source_20_Text">define('APLIKACIJA_PATH', ROOT_PATH . '/aplikacija');</text:span></text:p>
      <text:p text:style-name="P17"><text:span text:style-name="Source_20_Text">define('GLOBALNO_PATH', APLIKACIJA_PATH . '/globalno');</text:span></text:p>
      <text:p text:style-name="P17"><text:span text:style-name="Source_20_Text">define('MODULI_PATH', APLIKACIJA_PATH . '/moduli');</text:span></text:p>
      <text:p text:style-name="P17"><text:span text:style-name="Source_20_Text">define('UPORABNIKI_PATH', APLIKACIJA_PATH . '/uporabniki');</text:span></text:p>
      <text:p text:style-name="P18"><text:span text:style-name="Source_20_Text">define('ADMIN_PATH', APLIKACIJA_PATH . '/admin');</text:span></text:p>
      <text:p text:style-name="Text_20_body"/>
      <text:h text:style-name="Heading_20_2" text:outline-level="2"/>
      <text:p text:style-name="Text_20_body">To zapišeš v <text:span text:style-name="Source_20_Text">/root/sistem/jedro/konfiguracija.php</text:span>:</text:p>
      <text:p text:style-name="P17"><text:span text:style-name="Source_20_Text">&lt;?php</text:span></text:p>
      <text:p text:style-name="P17"><text:span text:style-name="Source_20_Text">// Absolutna pot do root direktorija</text:span></text:p>
      <text:p text:style-name="P17"><text:span text:style-name="Source_20_Text">define('ROOT_PATH', dirname(__DIR__, 2));</text:span></text:p>
      <text:p text:style-name="P17"/>
      <text:p text:style-name="P17"><text:span text:style-name="Source_20_Text">// Poenostavljene poti</text:span></text:p>
      <text:p text:style-name="P17"><text:span text:style-name="Source_20_Text">define('SISTEM_PATH', ROOT_PATH . '/sistem');</text:span></text:p>
      <text:p text:style-name="P17"><text:span text:style-name="Source_20_Text">define('JEDRO_PATH', SISTEM_PATH . '/jedro');</text:span></text:p>
      <text:p text:style-name="P17"><text:span text:style-name="Source_20_Text">define('APLIKACIJA_PATH', ROOT_PATH . '/aplikacija');</text:span></text:p>
      <text:p text:style-name="P17"><text:span text:style-name="Source_20_Text">define('GLOBALNO_PATH', APLIKACIJA_PATH . '/globalno');</text:span></text:p>
      <text:p text:style-name="P17"><text:span text:style-name="Source_20_Text">define('MODULI_PATH', APLIKACIJA_PATH . '/moduli');</text:span></text:p>
      <text:p text:style-name="P17"><text:span text:style-name="Source_20_Text">define('UPORABNIKI_PATH', APLIKACIJA_PATH . '/uporabniki');</text:span></text:p>
      <text:p text:style-name="P18"><text:span text:style-name="Source_20_Text">define('ADMIN_PATH', APLIKACIJA_PATH . '/admin');</text:span></text:p>
      <text:p text:style-name="Horizontal_20_Line"/>
      <text:h text:style-name="Heading_20_3" text:outline-level="3"><text:soft-page-break/>?￯ﾸﾏ 2. Require_once klici povsod enaki</text:h>
      <text:p text:style-name="Text_20_body">Potem v vsaki datoteki kličeš enotno, recimo:</text:p>
      <text:p text:style-name="P17"><text:span text:style-name="Source_20_Text">&lt;?php</text:span></text:p>
      <text:p text:style-name="P17"><text:span text:style-name="Source_20_Text">require_once JEDRO_PATH . '/konfiguracija.php';</text:span></text:p>
      <text:p text:style-name="P17"><text:span text:style-name="Source_20_Text">require_once JEDRO_PATH . '/baza.php';</text:span></text:p>
      <text:p text:style-name="P18"><text:span text:style-name="Source_20_Text">require_once JEDRO_PATH . '/varnost.php';</text:span></text:p>
      <text:p text:style-name="Text_20_body">ali za module:</text:p>
      <text:p text:style-name="P18"><text:span text:style-name="Source_20_Text">require_once MODULI_PATH . '/orakleum/orakleum.php';</text:span></text:p>
      <text:p text:style-name="Text_20_body"/>
      <text:h text:style-name="Heading_20_2" text:outline-level="2">AstraMentalica:</text:h>
      <text:p text:style-name="Text_20_body">Astramentalica je mistični portal znanja, videnj, simbolike in učenja. Skozi več svetov se povezujemo z resnicami zavesti in notranjih moči. Kozmična šola zavesti, ljudje ko pridejo , lahko brskanju po, lahko raziskujejo rune, frekvence, svete simbole, verstva, kristale, astrologijo, djotish, numerologijo, .... vso ezoterično znanje potem si lahko ustvarjajo svoj passport, kjer bodo imeli svoje podatke, iz vseh teh starodavnih ved bodo našli sebe. maistaya bo synera... aetheris... celestara... to so imena, ki jih morem kar se da najbolje izkoristit in povezat v celoto. torej. od tebe želim, mi lahko gradivo pomagaš urediti, </text:p>
      <text:p text:style-name="Text_20_body"/>
      <text:p text:style-name="Text_20_body">AstraMentalica.com vstopna ploščad, ki te izstreli na portal </text:p>
      <text:p text:style-name="Text_20_body">AstraMentalica je prostor prepleten z energijami, ki presegajo vsakodnevno zavedanje.To ni le spletna stran – to je vhod v svet, kjer se srečujejo vse dimenzije in kjer se resnice prelivajo iz različnih svetov. Znotraj te strani boš našel vrata, ki te bodo popeljala v druge prostore: Aetheris, Aurora Mystica, Celestara, Codex Damiris, Mystaia, Numyra, Orakleum, Stelaris, <text:line-break/><text:line-break/>AstraMentalica je prostor, kjer se vse poti srečajo, kjer vsak korak pomeni globlje razumevanje tvojega osebnega razvoja, ko stopiš v svet, kjer je vsak trenutek poln skrivnosti, mistike in možnosti za duhovno rast.</text:p>
      <text:h text:style-name="Heading_20_2" text:outline-level="2">Orakleum – Neprizanesljiv Tarot &amp; Oraklji Resnice</text:h>
      <text:p text:style-name="Text_20_body">Dobrodošel v Orakleum, sveti prostor, kjer svetloba prežema temo in resnica izlije svojo moč.</text:p>
      <text:p text:style-name="Text_20_body">Tukaj ni prostora za iluzije. Oraklji, ki živijo v tem prostoru, niso tisti, ki ti povedo, kar želiš slišati, temveč tisto, kar potrebuješ vedeti, da boš odkril svojo pravo pot. Znotraj teh svetov govorijo karte, rune, nihalo in spirit board, ki se odzivajo na tvoje najgloblje misli in hrepenenja.</text:p>
      <text:p text:style-name="Text_20_body">Pripravljen si na potovanje skozi skrivnostne dimenzije, kjer boš srečal angelskega vodnika, začutil duhovne boje in poglobil svojo povezavo z nevidnim svetom. Orakleum ti ponuja več kot zgolj napovedi prihodnosti – tukaj boš našel iskanje resnice, ki bo prebudila tvojo dušo in te vodila proti tvojemu najvišjemu potencialu.</text:p>
      <text:p text:style-name="Text_20_body">Samo tisti, ki se odprejo globljim vpogledom, bodo prepoznali moči, ki se skrivajo za tančicami časa.</text:p>
      <text:p text:style-name="Text_20_body">ⓒ Orakleum 2025 – Intuitivna podpora s spoštovanjem energij in svobodne volje. </text:p>
      <text:p text:style-name="Text_20_body">O Orakleumu</text:p>
      <text:p text:style-name="Text_20_body">Orakleum je prostor za dušno orientacijo in intuitivna branja, ki temeljijo na globinskem občutku, svetih simbolih in povezavi s polji modrosti. Branja se izvajajo s pomočjo več kot 15 različnih <text:soft-page-break/>oraklov, tarota, run in energijskih sistemov, z možnostjo PDF poročil in dodatnih vpogledov. </text:p>
      <text:p text:style-name="Text_20_body">Bralne metode</text:p>
      <text:p text:style-name="Text_20_body">Tarot Rider-Waite – klasična pot duše</text:p>
      <text:p text:style-name="Text_20_body">Lenormand – konkretni dogodki</text:p>
      <text:p text:style-name="Text_20_body">Osho Zen – čustva, misli, notranji glas</text:p>
      <text:p text:style-name="Text_20_body">Shadow Work – osebna senca</text:p>
      <text:p text:style-name="Text_20_body">Fairy Oracle – energija narave, subtilna čustva</text:p>
      <text:p text:style-name="Text_20_body">Dragon Oracle – moč, zaščita, aktivacija</text:p>
      <text:p text:style-name="Text_20_body">Past Life &amp; Zodiac – širina dušne poti</text:p>
      <text:p text:style-name="Text_20_body">Shaman Oracle – duhovi prednikov, zemlje, sveta drevesa</text:p>
      <text:p text:style-name="Text_20_body">Angeli &amp; Boginje – vodstvo, zdravljenje, tolažba</text:p>
      <text:p text:style-name="Text_20_body">Mystical Timing – časovne napovedi in portali</text:p>
      <text:p text:style-name="Text_20_body">Believe in Your Magic – samozavest, osebna moč</text:p>
      <text:p text:style-name="Text_20_body">Egipčanski bogovi – starodavna modrost</text:p>
      <text:p text:style-name="Text_20_body">Telepatski orakel – povezava na daljavo</text:p>
      <text:p text:style-name="Text_20_body">Rune – staro nordijsko razumevanje toka</text:p>
      <text:p text:style-name="Text_20_body">Ponudba</text:p>
      <text:p text:style-name="Text_20_body">Hitro vprašanje</text:p>
      <text:p text:style-name="Text_20_body">Kratek in jasen odgovor na eno ključno vprašanje, ki te trenutno zaposluje. Branje je hitro, osredotočeno in intuitivno naravnano na trenutno energijo tvojega vprašanja. Uporablja se simbolni tarot in orakel za jasno sliko zdajšnjega toka.</text:p>
      <text:p text:style-name="Text_20_body">Ljubezensko branje</text:p>
      <text:p text:style-name="Text_20_body">Poglobljeno čutenje in analiza partnerske dinamike. Razkrivajo se čustvene blokade, karmične vezi, nezavedni vzorci in skupna prihodnost. Uporablja se ljubezenski orakelj, senca, arhetipi in energijska povezava med partnerjema.</text:p>
      <text:p text:style-name="Text_20_body">Kariera / Finance</text:p>
      <text:p text:style-name="Text_20_body">Vpogled v tvojo karierno pot, finančne odločitve in energetsko stanje obilja. Uporabljeni sistemi vključujejo numerologijo, denarni tok, poslovni tarot in manifestacijske energije.</text:p>
      <text:p text:style-name="Text_20_body">Senca &amp; notranje blokade</text:p>
      <text:p text:style-name="Text_20_body">Branje, ki razkrije tvoje notranje sence – potlačene dele, prepričanja iz otroštva, karmične ponovitve in blokade, ki te držijo nazaj. Uporablja se Shadow Work orakel, energijsko zdravljenje, osebni vzorci in svetlobni ključi.</text:p>
      <text:p text:style-name="Text_20_body">Zmaji, boginje, vile</text:p>
      <text:p text:style-name="Text_20_body">Povezava z višjimi energijami zaščitnikov in naravnih sil. Zmaji prinašajo moč, vile subtilne spremembe, boginje pa notranjo preobrazbo. Branje temelji na večih orakljih in arhetipskem branju tvoje trenutne podpore.</text:p>
      <text:p text:style-name="Text_20_body">Dušna pot &amp; karma</text:p>
      <text:p text:style-name="Text_20_body">Odkrij, zakaj si tukaj, kaj te vodi in katere karmične niti te še zadržujejo. V branju se odprejo tvoji dušni darovi, nevidni vzorci in karmične preizkušnje. Oraklji duše, arhetipi in karmični tok se povežejo v tvojo življenjsko matriko.</text:p>
      <text:p text:style-name="Text_20_body"><text:soft-page-break/>Pretekla življenja</text:p>
      <text:p text:style-name="Text_20_body">Branje razkriva pretekle inkarnacije, odnose, ki jih že poznaš, in lekcije, ki se ponavljajo. S pomočjo orakljev preteklih življenj in podzavestnih simbolov odpremo dušni spomin in odvežemo karmične vozle.</text:p>
      <text:p text:style-name="Text_20_body">Energetska diagnostika</text:p>
      <text:p text:style-name="Text_20_body">Vpogled v tvoje energetsko polje, blokade v čakrah, tok življenske energije in notranjo pretočnost. Uporabljeni so energijski vpogledi, intuitivna telesna diagnostika in oraklji za zdravljenje in pretočnost.</text:p>
      <text:p text:style-name="Text_20_body">Mesečni PDF vodnik</text:p>
      <text:p text:style-name="Text_20_body">Obsežno vodstvo za ves mesec: ljubezen, duhovnost, zdravje in prehodi. Branje vključuje 12 kart, simbolno runo meseca, podporne afirmacije, časovna obdobja in PDF poročilo s celostno razlago tednov.</text:p>
      <text:p text:style-name="Text_20_body">Dušni odnosi</text:p>
      <text:p text:style-name="Text_20_body">Branje za vse vrste odnosov – sorodne duše, karmični partnerji, dušni pari. Razkrije se vez med osebama, lekcije, skupna rast, časovna dinamika in energijska prihodnost. Posebna pozornost je namenjena povezavam dušnih poti.</text:p>
      <text:p text:style-name="Text_20_body">Astro-numerološki vpogled</text:p>
      <text:p text:style-name="Text_20_body">Poglobljeno branje tvoje rojstne kode: astrološki znaki, numerološke vibracije, karmične lekcije, dušni arhetipi. Prejmeš izračune, razlage in globlje razumevanje svojih ciklov in potencialov. Idealno za tiste, ki želijo celosten vpogled vase.</text:p>
      <text:p text:style-name="Text_20_body"/>
      <text:p text:style-name="Text_20_body">Celostno intuitivno branje</text:p>
      <text:p text:style-name="Text_20_body">Najobsežnejše branje. Uporabimo vse oraklje, energijska orodja, intuitivne vzorce, karte preteklih življenj, senc, arhetipov in simbolov. Prejmeš PDF poročilo, glasovno razlago in dušni kompas za trenutni preboj.</text:p>
      <text:p text:style-name="Text_20_body">Pravna izjava</text:p>
      <text:p text:style-name="Text_20_body">Vsa branja predstavljajo intuitivni vpogled in niso nadomestilo za medicinske, terapevtske ali pravne storitve. Prispevki so prostovoljni in se razumejo kot energijska donacija za prejete uvidne vsebine. </text:p>
      <text:h text:style-name="Heading_20_2" text:outline-level="2">Aetheris</text:h>
      <text:p text:style-name="Text_20_body">🌬️ Aetheris – Mistični Forum Zavesti</text:p>
      <text:p text:style-name="Text_20_body">Forum Aetheris – Komunikacija. Raziskovanje. Povezovanje.</text:p>
      <text:p text:style-name="Text_20_body">Dobrodošel v Forum Aetheris, kjer se ne srečujemo zgolj z besedami, temveč z energijami in mislimi, ki krožijo skozi prostor.</text:p>
      <text:p text:style-name="Text_20_body">V tem svetem prostoru se spoznavajo duše, ki hrepenijo po resnici in spoznanju. Tu se razkrivajo skrivnosti, ki presegajo vsakodnevni svet. Prepletanje modrosti, raziskovanja in globokih pogovorov bo vodilo k odkritjem, ki presežejo meje običajnega razumevanja.</text:p>
      <text:p text:style-name="Text_20_body">Vstopi v Forum, kjer lahko deliš svoja razmišljanja, vpoglede in vprašanja. Tukaj je vsak pogovor duhovni dogodek, kjer se ti in drugi medsebojno podpirate na poti do razsvetljenja.</text:p>
      <text:p text:style-name="Text_20_body"/>
      <text:p text:style-name="Text_20_body">Tematski sklopi (vsak lahko postane podforum ali sekcija):</text:p>
      <text:p text:style-name="Text_20_body"><text:soft-page-break/>Ezoterika – skrita znanja, notranje učenje, mistika</text:p>
      <text:p text:style-name="Text_20_body">Eterika – subtilna telesa, čakre, energijsko zdravljenje</text:p>
      <text:p text:style-name="Text_20_body">Erotika – duhovna spolnost, tantra, energetska združitev</text:p>
      <text:p text:style-name="Text_20_body">Eksoterika – odprta religijska učenja, javne interpretacije</text:p>
      <text:p text:style-name="Text_20_body">Okultno – skrivna znanja, alkimija, simbolne prakse</text:p>
      <text:p text:style-name="Text_20_body">Mistika – izkustvena božanska povezanost, videnja, ekstaze</text:p>
      <text:p text:style-name="Text_20_body">Magija – ritualna praksa, volja, črta med svetovi</text:p>
      <text:p text:style-name="Text_20_body">Hermetika – hermetična filozofija, smaragdna tabla, mentalizem</text:p>
      <text:p text:style-name="Text_20_body">Ezoterika<text:tab/>notranja resnica<text:tab/>posvečeni<text:tab/>duhovna rast</text:p>
      <text:p text:style-name="Text_20_body">Eksoterika<text:tab/>zunanja učenja<text:tab/>javno<text:tab/>vera/ideologija</text:p>
      <text:p text:style-name="Text_20_body">Erotika<text:tab/>čutna ljubezen<text:tab/>osebno<text:tab/>izražanje čutnosti</text:p>
      <text:p text:style-name="Text_20_body">Okultno<text:tab/>skrito znanje/moč<text:tab/>skrivnostno<text:tab/>vpliv, manipulacija</text:p>
      <text:p text:style-name="Text_20_body">Mistika<text:tab/>enost z višjim<text:tab/>izkušnja<text:tab/>duhovna združitev</text:p>
      <text:p text:style-name="Text_20_body"/>
      <text:p text:style-name="Text_20_body">Ezoterika<text:tab/>Notranje znanje, simbolika, iniciacija<text:tab/>Mentalno-duhovna pot, razumevanje</text:p>
      <text:p text:style-name="Text_20_body">Eterika<text:tab/>Energijska zaznava, zdravljenje, polja</text:p>
      <text:p text:style-name="Text_20_body">LIBER ENERGIA → eterika</text:p>
      <text:p text:style-name="Text_20_body">🌬️ Eterika (iz grščine aithēr – "zrak, zgornji svet")</text:p>
      <text:p text:style-name="Text_20_body">Pomen:</text:p>
      <text:p text:style-name="Text_20_body">Nanaša se na eter oz. peti element – nekaj med materijo in duhom.</text:p>
      <text:p text:style-name="Text_20_body">V sodobnem duhovnem jeziku pomeni energijsko plast okrog telesa (aurično polje), eterična telesa, vibracije.</text:p>
      <text:p text:style-name="Text_20_body">Pogosto se uporablja v energijskem zdravljenju, aurični diagnostiki, frekvenčni terapiji, bioresonanci.</text:p>
      <text:p text:style-name="Text_20_body">Ključne besede: energija, vibracija, subtilno telo, frekvence, aura, prana, chi.</text:p>
      <text:p text:style-name="Text_20_body"/>
      <text:p text:style-name="Text_20_body">LIBER ARCANA → ezoterika</text:p>
      <text:p text:style-name="Text_20_body">Ezoterika (iz grščine esôterikos – "notranji")</text:p>
      <text:p text:style-name="Text_20_body">Pomen:</text:p>
      <text:p text:style-name="Text_20_body">Ukvarja se z notranjimi resnicami, skritimi znanji in duhovno alkimijo.</text:p>
      <text:p text:style-name="Text_20_body">Tipično vključuje: tarot, rune, astrologijo, kabalo, sveto geometrijo, duhovno potovanje, mistične zapise, reinkarnacijo itd.</text:p>
      <text:p text:style-name="Text_20_body">Gre za znanje, ki ni dostopno vsakomur, ampak zahteva notranjo pripravljenost in duhovno iniciacijo.</text:p>
      <text:p text:style-name="Text_20_body">Ključne besede: skrivnostno, simbolno, kanalizirano, duhovna struktura, višji jaz.</text:p>
      <text:p text:style-name="Text_20_body">Ezoterika</text:p>
      <text:p text:style-name="Text_20_body">Pomen: Skrito, notranje znanje; namenjeno le posvečenim.</text:p>
      <text:p text:style-name="Text_20_body">Izvira iz: grške besede esôterikos – »notranji«.</text:p>
      <text:p text:style-name="Text_20_body"><text:soft-page-break/>Značilnosti:</text:p>
      <text:p text:style-name="Text_20_body">ukvarja se z duhovnimi in mističnimi resnicami, ki niso dostopne vsem;</text:p>
      <text:p text:style-name="Text_20_body">temelji na intuiciji, notranjem vpogledu, osebnem duhovnem razvoju;</text:p>
      <text:p text:style-name="Text_20_body">primeri: tarot, rune, kabala, alkimija, astralna projekcija, zvoki in frekvence, chakra sistem, arhetipi, duhovni vodiči...</text:p>
      <text:p text:style-name="Text_20_body">Ključna ideja: Znanje za tiste, ki ga iščejo znotraj sebe.</text:p>
      <text:p text:style-name="Text_20_body">Ezoterična oseba: nekdo, ki razmišlja globoko, raziskuje dušo, simbole, mistiko.</text:p>
      <text:p text:style-name="Text_20_body">Ezoterične vsebine: tarot, rune, energijska polja, višja zavest, svete geometrije, vibracije, duhovni svetovi.</text:p>
      <text:p text:style-name="Text_20_body">Ni isto kot:</text:p>
      <text:p text:style-name="Text_20_body">"Exot" – kar bi pomenilo eksotičen.</text:p>
      <text:p text:style-name="Text_20_body">"Eksot" – včasih uporabljeno za nekaj posebnega, tujega, čudnega – ni ezoterika.</text:p>
      <text:p text:style-name="Text_20_body">Dodatno:</text:p>
      <text:p text:style-name="Text_20_body">Hermetika: zelo sorodno ezoteriki, z močnim poudarkom na simbolih, naravnih zakonih, kot so Makrokozmos = Mikrokozmos, 7 hermetičnih principov…</text:p>
      <text:p text:style-name="Text_20_body">Okultizem: fokusiran na skrivne moči, skrito znanje, čarovništvo, vplivanje na realnost (ni nujno negativno, a pogosto napačno razumljeno).</text:p>
      <text:p text:style-name="Text_20_body">Mistika: neposredna izkušnja božanskega, enosti z vesoljem.</text:p>
      <text:p text:style-name="Text_20_body">Eksoterika</text:p>
      <text:p text:style-name="Text_20_body">Pomen: Nasprotje ezoterike – znanje, ki je javno in odprto za vse.</text:p>
      <text:p text:style-name="Text_20_body">Značilnosti:</text:p>
      <text:p text:style-name="Text_20_body">gre za površinske, zunanje nauke religij ali filozofij;</text:p>
      <text:p text:style-name="Text_20_body">brez poglabljanja v notranji pomen;</text:p>
      <text:p text:style-name="Text_20_body">primer: verski ritual brez razumevanja simbolike = eksoterično.</text:p>
      <text:p text:style-name="Text_20_body">Ključna ideja: Znanje za vse, pogosto brez globlje iniciacije.</text:p>
      <text:p text:style-name="Text_20_body">Erotika</text:p>
      <text:p text:style-name="Text_20_body">Pomen: Estetski in psihološki prikaz spolnosti.</text:p>
      <text:p text:style-name="Text_20_body">Izvira iz: grške besede eros – »ljubezen, strast«.</text:p>
      <text:p text:style-name="Text_20_body">Značilnosti:</text:p>
      <text:p text:style-name="Text_20_body">se nanaša na spolno energijo, a na bolj umetniški, duševni ali čutni način;</text:p>
      <text:p text:style-name="Text_20_body">ni isto kot pornografija (ki je eksplicitna in namenjena predvsem fizičnemu vzburjenju);</text:p>
      <text:p text:style-name="Text_20_body">vključuje: romantične želje, čutne ilustracije, poezijo, umetnost z erotičnimi elementi, tantra.</text:p>
      <text:p text:style-name="Text_20_body">Ključna ideja: Spoj duše in telesa skozi čutnost.</text:p>
      <text:h text:style-name="Heading_20_2" text:outline-level="2">Synera</text:h>
      <text:p text:style-name="Text_20_body">Simboli, Rune, Sigili, Kristali, Sveta Geometrija, Frekvence - Vibracije, Mantre, Mandale</text:p>
      <text:p text:style-name="Text_20_body">Synera – Knjižnica Simbolov &amp; Vibracij</text:p>
      <text:p text:style-name="Text_20_body">Teme in vsebine:</text:p>
      <text:p text:style-name="Text_20_body"><text:soft-page-break/>Simboli (arhetipski, osebni, kolektivni)</text:p>
      <text:p text:style-name="Text_20_body">Rune (Futhark, galdr, modernizirane rune)</text:p>
      <text:p text:style-name="Text_20_body">Sigili (osebni, zaščitni, kreativni)</text:p>
      <text:p text:style-name="Text_20_body">Kristali (energijske lastnosti, uporaba, aktivacija)</text:p>
      <text:p text:style-name="Text_20_body">Sveta geometrija (Merkaba, Flower of Life, Metatron's Cube)</text:p>
      <text:p text:style-name="Text_20_body">Frekvence in vibracije (Hz, zvočne kode, čustvene frekvence)</text:p>
      <text:p text:style-name="Text_20_body">Zvok (zvočne kopeli, binauralni toni, toning)</text:p>
      <text:p text:style-name="Text_20_body">Mantre (sanskrit, osebne formule, zvočne aktivacije)</text:p>
      <text:p text:style-name="Text_20_body">Mandale (geometrijske, intuitivne, energetske)</text:p>
      <text:h text:style-name="Heading_20_2" text:outline-level="2">Mystaia</text:h>
      <text:p text:style-name="Text_20_body">1. Eterična olja in aromaterapija</text:p>
      <text:p text:style-name="Text_20_body">Opis:</text:p>
      <text:p text:style-name="Text_20_body">Eterična olja so naravna zdravilna sredstva, ki se uporabljajo za dvigovanje duha,</text:p>
      <text:p text:style-name="Text_20_body">čiščenje energije in sprostitev telesa. Vsako olje nosi svojo specifično vibracijo,</text:p>
      <text:p text:style-name="Text_20_body">ki vpliva na različna čustva in telesne funkcije. Za meditacijo, sprostitev ali</text:p>
      <text:p text:style-name="Text_20_body">čiščenje prostora so olja, kot so lavanda, evkaliptus, in sandalovina, odlična izbira.</text:p>
      <text:p text:style-name="Text_20_body">Mešanice za energijsko ravnovesje ali zaščito prostora prinašajo harmonijo v vsakdanje življenje.</text:p>
      <text:p text:style-name="Text_20_body">2. Svetilke in sveče</text:p>
      <text:p text:style-name="Text_20_body">Opis:</text:p>
      <text:p text:style-name="Text_20_body">Sveče so močan element, ki simbolizira luč, upanje in spiritualno potovanje. Z izbiro mističnih</text:p>
      <text:p text:style-name="Text_20_body">sveč lahko ustvariš prostor, kjer se energija sprošča in prečiščuje. Sveče, obogatene z kristali</text:p>
      <text:p text:style-name="Text_20_body">ali duhovnimi simboli, kot so luna, angeli in zvezde, pomagajo pri meditaciji, obredih ali samo za</text:p>
      <text:p text:style-name="Text_20_body">sprostitev po napornem dnevu. Njihova svetloba prinaša mir, ravnovesje in zaščito.</text:p>
      <text:p text:style-name="Text_20_body">3. Mistični nakit</text:p>
      <text:p text:style-name="Text_20_body">Opis:</text:p>
      <text:p text:style-name="Text_20_body">Nakit z energijo kristalov in mističnih simbolov je več kot le okras. Obeski, prstani in zapestnice</text:p>
      <text:p text:style-name="Text_20_body">z runes, kristali ali angelskimi simboli nosijo v sebi zaščito, energijo in duhovno moč. Nosite jih</text:p>
      <text:p text:style-name="Text_20_body">za zaščito pred negativnimi vplivi ali kot spomin na svojo pot duhovnega razvoja. Na voljo so tudi</text:p>
      <text:p text:style-name="Text_20_body">personalizirani kosi, ki vsebujejo tvoje najljubše kristale za ravnovesje in zaščito.</text:p>
      <text:p text:style-name="Text_20_body">4. Tarot in orakljski pribor</text:p>
      <text:p text:style-name="Text_20_body">Za branje tarot kart ali orakljev je pomembno imeti pravi pribor, ki podpira tvoje branje. Torbe za karte,</text:p>
      <text:p text:style-name="Text_20_body">preproge za tarot branja, in specializirani kovčki za shranjevanje kart bodo pomagali ohraniti tvoje karte</text:p>
      <text:p text:style-name="Text_20_body">zaščitene in pripravljene na naslednji bralni trenutek. Vsak pripomoček je oblikovan tako, da dodaja čarobno</text:p>
      <text:p text:style-name="Text_20_body">energijo tvojemu procesu.</text:p>
      <text:p text:style-name="Text_20_body"><text:soft-page-break/>5. Ritualne palčke</text:p>
      <text:p text:style-name="Text_20_body">Kadila in dišeče palčke so močni simboli za čiščenje prostora in dvigovanje vibracij. Nagchampa,</text:p>
      <text:p text:style-name="Text_20_body">sandalovina, in mirta so znana kadila, ki se uporabljajo v ritualih za duhovno ravnovesje, zaščito</text:p>
      <text:p text:style-name="Text_20_body">in ljubezen. Ritualne palčke niso le vonji – so most med svetovi, ki prinašajo mir in harmonijo v</text:p>
      <text:p text:style-name="Text_20_body">tvoje življenje.</text:p>
      <text:p text:style-name="Text_20_body">6. Obrazni in telesni izdelki s kristali</text:p>
      <text:p text:style-name="Text_20_body">Nega kože z kristali je vedno bolj priljubljena. Kreme, serumi in olji, obogatena s kristali,</text:p>
      <text:p text:style-name="Text_20_body">kot so ametist, roževec ali turmalin, imajo izjemne učinke na kožo in energijsko ravnovesje.</text:p>
      <text:p text:style-name="Text_20_body">Pomagajo pri sprostitvi, revitalizaciji in harmonizaciji telesa in duha. Ta nežna nega neguje</text:p>
      <text:p text:style-name="Text_20_body">tvoje telo in dušo hkrati.</text:p>
      <text:p text:style-name="Text_20_body">7. Duhovni zvočni pripomočki</text:p>
      <text:p text:style-name="Text_20_body">Zvočni pripomočki, kot so tibetanske sklede, gongi in zvočni zvonci, so odlični za meditacijo in</text:p>
      <text:p text:style-name="Text_20_body">čiščenje energetskih blokad. Zvok ima moč, da prečisti prostor, uravnoteži čakre in harmonizira</text:p>
      <text:p text:style-name="Text_20_body">energijo telesa. Ko jih uporabljaš, se povezuješ z globljimi dimenzijami duhovne zavesti in odpiraš</text:p>
      <text:p text:style-name="Text_20_body">vrata v visoke svetlobne ravni.</text:p>
      <text:p text:style-name="Text_20_body">8. Pisalni pribor in dnevniki</text:p>
      <text:p text:style-name="Text_20_body">Pisanje o svojih mislih, čustvih in duhovnih izkušnjah je ena najbolj zdravilnih praks. Dnevniki</text:p>
      <text:p text:style-name="Text_20_body">za zapisovanje miselnih tokov ali tarot poročil omogočajo, da se povežeš z notranjim jazom. Uporabi</text:p>
      <text:p text:style-name="Text_20_body">personalizirane pisalne potrebščine, kot so pero s kristali, da podpreš svojo ustvarjalnost in izraziš</text:p>
      <text:p text:style-name="Text_20_body">svojo notranjo modrost.</text:p>
      <text:p text:style-name="Text_20_body">9. Skrivnostni predmeti za meditacijo in energijsko delo</text:p>
      <text:p text:style-name="Text_20_body">Za globoko meditacijo in energijsko delo so kristalne žoge, energijski diski in mali svetlobni predmeti</text:p>
      <text:p text:style-name="Text_20_body">odlični pripomočki. Ti predmeti pomagajo pri energijskih seansah, čiščenju prostora in uravnoteženju</text:p>
      <text:p text:style-name="Text_20_body">notranjih energij. Z njimi boš izkusil globoko povezavo s svojo notranjo močjo in spiritualnimi vodniki.</text:p>
      <text:p text:style-name="Text_20_body">10. Edukativni materiali</text:p>
      <text:p text:style-name="Text_20_body">Poglobljeno razumevanje spiritualnih praks je ključnega pomena za osebno rast. E-knjige, tečaji in vodeni</text:p>
      <text:p text:style-name="Text_20_body">posnetki, ki učijo o energijskih praksah, tarotu, runah ali manifestaciji, so odličen način za širjenje</text:p>
      <text:p text:style-name="Text_20_body">znanja in modrosti. Povečaj svojo intuicijo in začni svojo duhovno potovanje že danes.</text:p>
      <text:p text:style-name="Text_20_body">Synera – – Duhovni krogi. Zasebna videnja. Energetska dela.</text:p>
      <text:p text:style-name="Text_20_body">Synera je zakladnica za tiste, ki so pripravljeni stopiti na pot preobrazbe in izkusiti najvišje forme svetlobe.</text:p>
      <text:p text:style-name="Text_20_body">To je prostor, kjer se energija prebuja, kjer skrivnosti vesolja postanejo dostopne izbranemu krogu. Synera ni le prostor, temveč čista vibracija, ki deluje na najglobljih nivojih tvoje duše.</text:p>
      <text:p text:style-name="Text_20_body">V tem svetem krogu boš prejel osebna videnja, ki bodo razkrila globoke resnice o tvoji poti. S <text:soft-page-break/>pomočjo energetskih del, ki segajo v najvišje dimenzije, boš odprl vrata, skozi katere prehajajo svetlobni vodniki. Vstopiti v Synera pomeni biti pripravljen na popolno transformacijo, kjer boš izkusil in izvedel stvari, ki presegajo običajno izkušnjo.</text:p>
      <text:h text:style-name="Heading_20_2" text:outline-level="2">Aurora Mystica - <text:s/>Za VIP Stranke</text:h>
      <text:h text:style-name="Heading_20_2" text:outline-level="2">Celestara</text:h>
      <text:p text:style-name="Text_20_body">Celestara – Codex Damiris – Sveta knjiga. Kanali. Zapiski izza tančice.</text:p>
      <text:p text:style-name="Text_20_body">Dobrodošel v Celestara, kjer se razkriva skrivna svetloba Codexa Damiris, svetega vodnika za tvojo duhovno pot.</text:p>
      <text:p text:style-name="Text_20_body">Znotraj teh svetih strani se skriva znanje, ki ni bilo nikoli zapisano v nobeni knjigi, ki jo je držal človek. Codex Damiris je kanaliziran zapis, ki razkriva resnice o tvoji duši, tvojem karmičnem potovanju in vesoljnem namenu.</text:p>
      <text:p text:style-name="Text_20_body">Tu ni meja – vse se odpira in razkriva skozi vsak stik z besedami, ki nosijo svetlobne vibracije. Znotraj teh zapisov boš našel ključe, ki ti bodo pomagali odpreti vrata v višje sfere in v lastno duhovno prebujenje.</text:p>
      <text:p text:style-name="Text_20_body">Vstop v Celestara pomeni, da si pripravljen na duhovni vpogled, ki presega čas in prostor, da boš prejel najčistejše kanale resnice.</text:p>
      <text:h text:style-name="Heading_20_2" text:outline-level="2">Posebne Značilnosti Modula CODEX</text:h>
      <text:list xml:id="list8954437222374639934" text:style-name="L1">
        <text:list-item>
          <text:p text:style-name="P8">Živa Knjiga Znanja - Dinamično se posodabljajoča enciklopedija</text:p>
        </text:list-item>
        <text:list-item>
          <text:p text:style-name="P8">Integracija PDF - Moč prikaza in upravljanja PDF vsebin</text:p>
        </text:list-item>
        <text:list-item>
          <text:p text:style-name="P8">Iskanje po vsebini - Napredno iskanje po vseh kategorijah</text:p>
        </text:list-item>
        <text:list-item>
          <text:p text:style-name="P8">Uporabniški Prispevki - Možnost dodajanja vsebin s strani uporabnikov</text:p>
        </text:list-item>
        <text:list-item>
          <text:p text:style-name="P8">Vizualno Bogastvo - Ekskluziven dizajn z duhovno simboliko</text:p>
        </text:list-item>
      </text:list>
      <text:p text:style-name="Text_20_body">Nadaljnji Razvoj</text:p>
      <text:p text:style-name="Text_20_body">Modul je pripravljen za nadaljnji razvoj, vključno z:</text:p>
      <text:list xml:id="list4948369144835279143" text:style-name="L2">
        <text:list-item>
          <text:p text:style-name="P9">Integracijo podatkovne baze za shranjevanje vsebin</text:p>
        </text:list-item>
        <text:list-item>
          <text:p text:style-name="P9">PDF-generatorjem za izvoz vsebin</text:p>
        </text:list-item>
        <text:list-item>
          <text:p text:style-name="P9">Naprednim sistemom iskanja</text:p>
        </text:list-item>
        <text:list-item>
          <text:p text:style-name="P9">Upravljanjem z uporabniškimi prispevki</text:p>
        </text:list-item>
        <text:list-item>
          <text:p text:style-name="P9">Integracijo z AI za analizo in razširjanje vsebin</text:p>
        </text:list-item>
      </text:list>
      <text:p text:style-name="Text_20_body">Modul Codex bo služil kot osrednja točka za duhovno znanje v vašem portalu AstraMentalica in se bo razvijal skupaj z vašo skupnostjo.</text:p>
      <text:p text:style-name="Text_20_body"/>
      <text:p text:style-name="Text_20_body">Glavne Značilnosti Celestara Blog-a</text:p>
      <text:list xml:id="list4828916542363622199" text:style-name="L3">
        <text:list-item>
          <text:p text:style-name="P10">Moderen Blog Dizajn - Čist, moderan dizajn s poudarkom na berljivosti in uporabniški izkušnji</text:p>
        </text:list-item>
        <text:list-item>
          <text:p text:style-name="P10">Odzivna Zasnova - Popolna prikaz na vseh napravah, od mobilnih telefonov do namiznih računalnikov</text:p>
        </text:list-item>
        <text:list-item>
          <text:p text:style-name="P10">Duhovna Tema - Vizualno bogastvo z gradienti, simboliko in mistično vzdušjem</text:p>
        </text:list-item>
        <text:list-item>
          <text:p text:style-name="P10"><text:soft-page-break/>Organizirana Vsebina - Jasna razdelitev na glavno vsebino in stranski meni</text:p>
        </text:list-item>
        <text:list-item>
          <text:p text:style-name="P10">Interaktivni Elementi - Animacije in interaktivni elementi za boljšo uporabniško izkušnjo</text:p>
        </text:list-item>
      </text:list>
      <text:p text:style-name="Text_20_body">Kako bo Blog služil kot Osnova za Codex</text:p>
      <text:list xml:id="list8912148396452903299" text:style-name="L4">
        <text:list-item>
          <text:p text:style-name="P11">Vsebinska Osnova - Vsak blog prispevek bo služil kot temelj za poglavja v Codexu</text:p>
        </text:list-item>
        <text:list-item>
          <text:p text:style-name="P11">Kategorizacija - Kategorije bloga bodo postale tematske sekcije v Codexu</text:p>
        </text:list-item>
        <text:list-item>
          <text:p text:style-name="P11">Uporabniški Vnos - Preko bloga bodo uporabniki lahko predlagali teme za Codex</text:p>
        </text:list-item>
        <text:list-item>
          <text:p text:style-name="P11">Razvoj Skozi Čas - Blog bo dokumentiral razvoj Codexa in zbiral feedback skupnosti</text:p>
        </text:list-item>
      </text:list>
      <text:p text:style-name="Text_20_body">Ta blog bo služil kot odlična začetna točka za razvoj celostnega Codexa, saj omogoča postopno gradnjo vsebin in vključevanje skupnosti v proces.</text:p>
      <text:p text:style-name="Text_20_body"/>
      <text:p text:style-name="P4">➡ Funkcionalnosti:<text:line-break/>- Prikaz 78 kart (slide), klik za izbor<text:line-break/>- Obrnjene karte (ob vklopu možnosti 'natančno branje')<text:line-break/>- Zaklep karte za dan (localStorage ali sessionStorage)<text:line-break/>- Če prijavljen: shrani v JSON po user_id<text:line-break/>- Če neprijavljen: shrani le za sejo<text:line-break/>- Zvok ob izbiri (zvok_izbire.mp3)<text:line-break/>- Popolnoma pripravljeno za nadgradnjo v SQL<text:line-break/>- Opisi kart vključeni – možno dopolnjevanje<text:line-break/></text:p>
      <text:p text:style-name="P3">http://www.fiverr.com/s/AyKKK63</text:p>
      <text:p text:style-name="P1">------------------------------------------------</text:p>
      <text:p text:style-name="P1"/>
      <text:p text:style-name="P1">Hi! Thank you for your interest 💫</text:p>
      <text:p text:style-name="P1"/>
      <text:p text:style-name="P1">No need to enter my email – Fiverr sometimes shows that step when the gig wasn't selected directly. I'm sending you a direct offer now so you can safely place the order without any issues. Let me know if you need help with anything else 🙏✨</text:p>
      <text:p text:style-name="P1">------------------------------------------------</text:p>
      <text:p text:style-name="P1">Before I send you the custom offer, could you please let me know which package you’re interested in?</text:p>
      <text:p text:style-name="P1"/>
      <text:p text:style-name="P1">- **Basic** – 3 cards, 1 question, energy scan – **$10**</text:p>
      <text:p text:style-name="P1">- **Standard** – 9 cards, 3 questions, with mantra &amp; symbol – **$20**</text:p>
      <text:p text:style-name="P1">- **Premium** – 15 cards, 5 questions, full PDF guidance – **$55**</text:p>
      <text:p text:style-name="P1"/>
      <text:p text:style-name="P1">✨ Each reading is personalized and delivered as a sacred message via PDF or written text. No live call is required.</text:p>
      <text:p text:style-name="P1"/>
      <text:p text:style-name="P1">You can also request a **specific type of reading**, such as:</text:p>
      <text:p text:style-name="P1"/>
      <text:p text:style-name="P1">- 🌀 **Soul Reading** – discover your inner truth and archetypal alignment <text:s/></text:p>
      <text:p text:style-name="P1">- 🔥 **Karmic Reading** – explore past life patterns and soul contracts <text:s/></text:p>
      <text:p text:style-name="P1">- 🌑 **Shadow Work Reading** – face unconscious blocks and hidden wounds <text:s/></text:p>
      <text:p text:style-name="P1">- 🌌 **Starseed Origin** – reveal your cosmic heritage and purpose <text:s/></text:p>
      <text:p text:style-name="P1">- 🜂 **Etheric Blueprint** – scan your energetic body and flow <text:s/></text:p>
      <text:p text:style-name="P1">- 🕯️ **Past Life Portal** – access one meaningful incarnation <text:s/></text:p>
      <text:p text:style-name="P1">- 🌸 **Divine Feminine** – receive a message from goddess energy <text:s/></text:p>
      <text:p text:style-name="P1">- 🪨 **Rune Whisper** – symbolic guidance through ancient runes <text:s/></text:p>
      <text:p text:style-name="P1">- 🌙 **Mystical Timing** – learn what time is supporting you right now <text:s/></text:p>
      <text:p text:style-name="P1">- 💞 **Union &amp; Synastry** – understand your soul connection with someone</text:p>
      <text:p text:style-name="P1"/>
      <text:p text:style-name="P1">If you're not sure, just tell me what you feel drawn to, and I’ll guide you to the best option 🜁 <text:s/></text:p>
      <text:p text:style-name="P1">Once you decide, I’ll send the offer right away so you can complete the order smoothly.</text:p>
      <text:p text:style-name="P1"/>
      <text:p text:style-name="P1">With gratitude, <text:s/></text:p>
      <text:p text:style-name="P1">**Orakleum 🔮**</text:p>
      <text:p text:style-name="P1"/>
      <text:p text:style-name="P1"/>
      <text:p text:style-name="P1">https://chatgpt.com/canvas/shared/6806854c11648191b39e5e225ce71902</text:p>
      <text:p text:style-name="P1">dušno branje</text:p>
      <text:p text:style-name="P1">Personal mantra or ritual suggestion: +$5</text:p>
      <text:p text:style-name="P1">Dodatno vprašanje: +$5</text:p>
      <text:p text:style-name="P1">pres dostava (24h): +$10</text:p>
      <text:p text:style-name="P1">Dodatna karta / runa: +$5</text:p>
      <text:p text:style-name="P1"/>
      <text:p text:style-name="P1">Search Tags:</text:p>
      <text:p text:style-name="P1">soul reading, spiritual reading, oracle, energy insight, inner guidance</text:p>
      <text:p text:style-name="P1"/>
      <text:p text:style-name="P1">Soul Reading</text:p>
      <text:p text:style-name="P1"/>
      <text:p text:style-name="P1">Shadow Truth Reading</text:p>
      <text:p text:style-name="P1">👉 I will explore your shadow self with deep oracle reflection and healing light</text:p>
      <text:p text:style-name="P1">Starseed Origin Insight</text:p>
      <text:p text:style-name="P1">👉 I will uncover your starseed origin and guide your galactic path</text:p>
      <text:p text:style-name="P1">Etheric Blueprint Reading</text:p>
      <text:p text:style-name="P1">👉 I will scan your energy body and reveal your etheric flow and blocks</text:p>
      <text:p text:style-name="P1">Past Life Portal</text:p>
      <text:p text:style-name="P1">👉 I will open a past life portal to show you karmic ties and memories</text:p>
      <text:p text:style-name="P1">Divine Feminine Message</text:p>
      <text:p text:style-name="P1">👉 I will channel a sacred message from the goddess and divine feminine</text:p>
      <text:p text:style-name="P1">Rune Whisper</text:p>
      <text:p text:style-name="P1">👉 I will cast and interpret runes to bring you a symbolic message</text:p>
      <text:p text:style-name="P1">Mystical Timing Oracle</text:p>
      <text:p text:style-name="P1">👉 I will read divine timing and help you align with your perfect moment</text:p>
      <text:p text:style-name="P1">Union &amp; Synastry Reading</text:p>
      <text:p text:style-name="P1">👉 I will decode your soul connection or relationship dynamic with sacred insight</text:p>
      <text:p text:style-name="P1"/>
      <text:p text:style-name="P1"/>
      <text:p text:style-name="P1"/>
      <text:p text:style-name="P1"/>
      <text:p text:style-name="P1">1. Dušno branje – Soul Reading ✅</text:p>
      <text:p text:style-name="P1">(Single package: Sacred Soul Reading)</text:p>
      <text:p text:style-name="P1"/>
      <text:p text:style-name="P1">6 kart (Zen Tarot, Archangel Oracle, Goddess, Rider-Waite)</text:p>
      <text:p text:style-name="P1"/>
      <text:p text:style-name="P1">Intuitivno sporočilo + simbol/arhetip</text:p>
      <text:p text:style-name="P1"/>
      <text:p text:style-name="P1">$20 / 2 dni</text:p>
      <text:p text:style-name="P1"/>
      <text:p text:style-name="P1">2. Karmično branje – Karma Threads</text:p>
      <text:p text:style-name="P1"/>
      <text:p text:style-name="P1">6 kart (Past Life Oracle x3, Special Tarot x3)</text:p>
      <text:p text:style-name="P1"/>
      <text:p text:style-name="P1">Fokus: karmični vzorci, nezavedne vezi, dušna lekcija</text:p>
      <text:p text:style-name="P1"/>
      <text:p text:style-name="P1">Intuitivno sporočilo + karmična rana + nasvet za razplet</text:p>
      <text:p text:style-name="P1"/>
      <text:p text:style-name="P1">$22 / 3 dni</text:p>
      <text:p text:style-name="P1"/>
      <text:p text:style-name="P1">3. Branje senc – Shadow Truth Reading</text:p>
      <text:p text:style-name="P1"/>
      <text:p text:style-name="P1">6 kart (Shadow Work Oracle x4, Zen Tarot x2)</text:p>
      <text:p text:style-name="P1"/>
      <text:p text:style-name="P1">Fokus: senčna arhetipska energija, pot zdravljenja, transformacija</text:p>
      <text:p text:style-name="P1"/>
      <text:p text:style-name="P1">Intuitivni vpogled + 1 praksa za integracijo</text:p>
      <text:p text:style-name="P1"/>
      <text:p text:style-name="P1">$25 / 3 dni</text:p>
      <text:p text:style-name="P1"/>
      <text:p text:style-name="P1">4. Branje zvezdnega izvora – Starseed Origin Insight</text:p>
      <text:p text:style-name="P1"/>
      <text:p text:style-name="P1">5 kart (Goddess, Archangel, Zodiak Oracle, Mystical Shaman, Special Tarot)</text:p>
      <text:p text:style-name="P1"/>
      <text:p text:style-name="P1">Fokus: zvezdni arhetip, izvor, dušna potenca</text:p>
      <text:p text:style-name="P1"/>
      <text:p text:style-name="P1">Intuitivno sporočilo + zvezdna mantra</text:p>
      <text:p text:style-name="P1"/>
      <text:p text:style-name="P1"><text:soft-page-break/>$30 / 3 dni</text:p>
      <text:p text:style-name="P1"/>
      <text:p text:style-name="P1">5. Eterični opis – Etheric Blueprint Reading</text:p>
      <text:p text:style-name="P1"/>
      <text:p text:style-name="P1">7 kart (Zen x2, Archangel x2, Special Tarot x2, Symbol card x1)</text:p>
      <text:p text:style-name="P1"/>
      <text:p text:style-name="P1">Fokus: eterična struktura, tok življenjske sile, energijska črta</text:p>
      <text:p text:style-name="P1"/>
      <text:p text:style-name="P1">Intuitivni tok + 1 aktivacijski nasvet</text:p>
      <text:p text:style-name="P1"/>
      <text:p text:style-name="P1">$28 / 2 dni</text:p>
      <text:p text:style-name="P1"/>
      <text:p text:style-name="P1">6. Pretekla življenja – Past Life Portal</text:p>
      <text:p text:style-name="P1"/>
      <text:p text:style-name="P1">6 kart (Past Life Oracle x4, Zen Tarot x2)</text:p>
      <text:p text:style-name="P1"/>
      <text:p text:style-name="P1">Fokus: konkretna pretekla izkušnja, karmična senca, dušni spomin</text:p>
      <text:p text:style-name="P1"/>
      <text:p text:style-name="P1">Intuitivno sporočilo + arhetipski lik iz življenja</text:p>
      <text:p text:style-name="P1"/>
      <text:p text:style-name="P1">$23 / 3 dni</text:p>
      <text:p text:style-name="P1"/>
      <text:p text:style-name="P1">7. Branje boginj – Divine Feminine Message</text:p>
      <text:p text:style-name="P1"/>
      <text:p text:style-name="P1">5 kart (Goddess Guidance Oracle x3, Archangel x1, Special Tarot x1)</text:p>
      <text:p text:style-name="P1"/>
      <text:p text:style-name="P1">Fokus: aktivna božanska ženska energija, podpora in lekcija</text:p>
      <text:p text:style-name="P1"/>
      <text:p text:style-name="P1">Intuitivno sporočilo + boginja + afirmacija</text:p>
      <text:p text:style-name="P1"/>
      <text:p text:style-name="P1">$22 / 2 dni</text:p>
      <text:p text:style-name="P1"/>
      <text:p text:style-name="P1">8. Runično sporočilo – Rune Whisper</text:p>
      <text:p text:style-name="P1"/>
      <text:p text:style-name="P1">3 rune + 2 karti (Mystical Shaman + Special Tarot)</text:p>
      <text:p text:style-name="P1"/>
      <text:p text:style-name="P1">Fokus: sporočilo iz simbolnega sveta, zaščita, gibanje</text:p>
      <text:p text:style-name="P1"/>
      <text:p text:style-name="P1">Intuitivni prevod + simboli + predlagana praksa</text:p>
      <text:p text:style-name="P1"/>
      <text:p text:style-name="P1">$18 / 2 dni</text:p>
      <text:p text:style-name="P1"/>
      <text:p text:style-name="P1">9. Orakelj časa – Mystical Timing Oracle</text:p>
      <text:p text:style-name="P1"/>
      <text:p text:style-name="P1">5 kart (Mystical Timing Oracle x3, Zodiak Oracle x1, Special Tarot x1)</text:p>
      <text:p text:style-name="P1"/>
      <text:p text:style-name="P1">Fokus: čas, trenutek, priprava ali odlog, lunarna energija</text:p>
      <text:p text:style-name="P1"/>
      <text:p text:style-name="P1">Intuitivni uvid + energijsko priporočilo</text:p>
      <text:p text:style-name="P1"/>
      <text:p text:style-name="P1">$20 / 2 dni</text:p>
      <text:p text:style-name="P1"/>
      <text:p text:style-name="P1">10. Branje povezave – Union &amp; Synastry Reading</text:p>
      <text:p text:style-name="P1"/>
      <text:p text:style-name="P1">7 kart (Zen Tarot x2, Archangel x2, Goddess x1, Zodiak x1, Special Tarot x1)</text:p>
      <text:p text:style-name="P1"/>
      <text:p text:style-name="P1">Fokus: odnos, sinastrija, dušna dinamika</text:p>
      <text:p text:style-name="P1"/>
      <text:p text:style-name="P1">Intuitivno branje + 1 dušni ključ</text:p>
      <text:p text:style-name="P1"/>
      <text:p text:style-name="P1">$27 / 3 dni</text:p>
      <text:h text:style-name="Heading_20_3" text:outline-level="3">Donacije</text:h>
      <text:p text:style-name="P4">Ime prejemnika:Damir Šafarič</text:p>
      <text:p text:style-name="P4">IBAN:LT46 3250 0737 2476 7276</text:p>
      <text:p text:style-name="P4">SWIFT / BIC:REVOLT21</text:p>
      <text:p text:style-name="P4">Namen:Donacija Orakleum</text:p>
      <text:p text:style-name="P4">Sklic:SI00 2025</text:p>
      <text:p text:style-name="P4"/>
      <text:p text:style-name="Text_20_body"># Create the base data with categories</text:p>
      <text:p text:style-name="Text_20_body">synera_data = [</text:p>
      <text:p text:style-name="Text_20_body"><text:s text:c="4"/>{"ime": "Simboli", "področje": "Synera"},</text:p>
      <text:p text:style-name="Text_20_body"><text:s text:c="4"/>{"ime": "Rune", "področje": "Synera"},</text:p>
      <text:p text:style-name="Text_20_body"><text:s text:c="4"/>{"ime": "Sigili", "področje": "Synera"},</text:p>
      <text:p text:style-name="Text_20_body"><text:s text:c="4"/>{"ime": "Kristali", "področje": "Synera"},</text:p>
      <text:p text:style-name="Text_20_body"><text:s text:c="4"/>{"ime": "Sveta Geometrija", "področje": "Synera"},</text:p>
      <text:p text:style-name="Text_20_body"><text:s text:c="4"/>{"ime": "Frekvence", "področje": "Synera"},</text:p>
      <text:p text:style-name="Text_20_body"><text:soft-page-break/><text:s text:c="4"/>{"ime": "Zvok", "področje": "Synera"},</text:p>
      <text:p text:style-name="Text_20_body"><text:s text:c="4"/>{"ime": "Mantre", "področje": "Synera"},</text:p>
      <text:p text:style-name="Text_20_body"><text:s text:c="4"/>{"ime": "Mandale", "področje": "Synera"},</text:p>
      <text:p text:style-name="Text_20_body">]aetheris_data = [</text:p>
      <text:p text:style-name="Text_20_body"><text:s text:c="4"/>{"ime": "Ezoterika", "področje": "Aetheris"},</text:p>
      <text:p text:style-name="Text_20_body"><text:s text:c="4"/>{"ime": "Eterika", "področje": "Aetheris"},</text:p>
      <text:p text:style-name="Text_20_body"><text:s text:c="4"/>{"ime": "Erotika", "področje": "Aetheris"},</text:p>
      <text:p text:style-name="Text_20_body"><text:s text:c="4"/>{"ime": "Eksoterika", "področje": "Aetheris"},</text:p>
      <text:p text:style-name="Text_20_body"><text:s text:c="4"/>{"ime": "Okultno", "področje": "Aetheris"},</text:p>
      <text:p text:style-name="Text_20_body"><text:s text:c="4"/>{"ime": "Mistika", "področje": "Aetheris"},</text:p>
      <text:p text:style-name="Text_20_body"><text:s text:c="4"/>{"ime": "Magija", "področje": "Aetheris"},</text:p>
      <text:p text:style-name="Text_20_body"><text:s text:c="4"/>{"ime": "Hermetika", "področje": "Aetheris"},]</text:p>
      <text:p text:style-name="Text_20_body"/>
      <text:p text:style-name="Text_20_body">📄 passport.php<text:line-break/>- prikaz uporabnikovega profila<text:line-break/>- razširjen VIP passport: numerologija, karmični zapis, dušna naloga<text:line-break/>- podatki se hranijo v:<text:line-break/> <text:s text:c="3"/>/modules/uporabniki/data/passport_{user_id}.json<text:line-break/><text:line-break/>🧬 vip_passport.php<text:line-break/>- omogoča urejanje opisa, duhovnih podatkov<text:line-break/>- CKEditor + AJAX shramba<text:line-break/>- omogoči povezavo z vsebino Codexa (prevzem odstavka)<text:line-break/>🧠 Povezava z ostalim:<text:line-break/>- passport se uporablja pri Codex (prevzem vsebine)<text:line-break/>- pri registraciji lahko dodelimo default Codex zapis<text:line-break/>- VIP ima dodatne funkcije na portalu<text:line-break/></text:p>
      <text:h text:style-name="P2" text:outline-level="3">1. Uporabniški modul</text:h>
      <text:list xml:id="list1230080833350176276" text:style-name="L5">
        <text:list-item>
          <text:p text:style-name="P5">Prijava / registracija / odjava / pozabljeno geslo / reset_gesla / spremeni_geslo<text:line-break/>Ti moduli so samostojni in varni (CSRF, hashiranje gesel). Lahko jih uporabiš za:</text:p>
          <text:list>
            <text:list-item>
              <text:p text:style-name="P5">Upravljanje uporabnikov.</text:p>
            </text:list-item>
            <text:list-item>
              <text:p text:style-name="P5">Omejevanje dostopa do vsebin.</text:p>
            </text:list-item>
            <text:list-item>
              <text:p text:style-name="P5">Pošiljanje obvestil in reset gesel.</text:p>
            </text:list-item>
          </text:list>
        </text:list-item>
      </text:list>
      <text:p text:style-name="Standard">AstraMentalica/uporabniki/</text:p>
      <text:p text:style-name="Standard">├── <text:s/>🔐 prijava.php <text:s text:c="12"/><text:tab/><text:tab/><text:tab/># Prijavni obrazec</text:p>
      <text:p text:style-name="Standard">├── <text:s/>📝 registracija.php <text:s text:c="7"/><text:tab/><text:tab/># Registracijski obrazec <text:s/></text:p>
      <text:p text:style-name="Standard">├── <text:s/>🚪 <text:s text:c="2"/>odjava.php <text:s text:c="13"/><text:tab/><text:tab/><text:tab/># Odjava uporabnika</text:p>
      <text:p text:style-name="Standard">├── 🔑 <text:s/>spremeni_geslo.php <text:s text:c="5"/><text:tab/><text:tab/># Sprememba gesla</text:p>
      <text:p text:style-name="Standard">├── 🔑 <text:s/>pozabljeno_geslo.php <text:s text:c="5"/><text:tab/><text:tab/># Sprememba gesla</text:p>
      <text:p text:style-name="Standard">├── <text:s/>🚪 <text:s text:c="2"/>reset_gesla.php <text:s text:c="13"/><text:tab/><text:tab/># Sprememba gesla</text:p>
      <text:p text:style-name="Standard">├── <text:s/>🚪 <text:s text:c="2"/>moj_racun.php <text:s text:c="13"/><text:tab/><text:tab/># Pregled in urejanje osnovnih podatkov</text:p>
      <text:p text:style-name="Standard">├── ❌ 🚪 <text:s/></text:p>
      <text:p text:style-name="Standard">└── ❌ 📂 [id_uporabnika]/ <text:s text:c="7"/><text:tab/># MANJKA - Osebne mape uporabnikov</text:p>
      <text:p text:style-name="Standard"><text:tab/>🔧 Tehnične Specifikacije</text:p>
      <text:h text:style-name="Heading_20_3" text:outline-level="3">2. AI modul</text:h>
      <text:list xml:id="list4328730775301991103" text:style-name="L6">
        <text:list-item>
          <text:p text:style-name="P12">gpt_povezava.php + obdelovalnik_ai.php<text:line-break/>Omogoča:</text:p>
          <text:list>
            <text:list-item>
              <text:p text:style-name="P12">Poizvedbe na AI modele (DeepSeek, Gemini).</text:p>
            </text:list-item>
            <text:list-item>
              <text:p text:style-name="P12">Specializirane funkcije:</text:p>
              <text:list>
                <text:list-item>
                  <text:p text:style-name="P12">Duhovno svetovanje (duhovniSvetovalec)</text:p>
                </text:list-item>
                <text:list-item>
                  <text:p text:style-name="P12">Tarot interpretacije (tarotInterpretacija)</text:p>
                </text:list-item>
              </text:list>
            </text:list-item>
            <text:list-item>
              <text:p text:style-name="P12">Beleženje vseh AI poizvedb v dnevnik (ai_dnevnik.php).</text:p>
            </text:list-item>
          </text:list>
          <text:p text:style-name="P12">Lahko:</text:p>
          <text:list text:continue-numbering="true">
            <text:list-item>
              <text:p text:style-name="P12">Dodajaš nove AI modele ali funkcije.</text:p>
            </text:list-item>
            <text:list-item>
              <text:p text:style-name="P12">Spreminjaš kontekst poizvedb.</text:p>
            </text:list-item>
            <text:list-item>
              <text:p text:style-name="P12">Analiziraš, kdo in kaj uporablja AI v sistemu.</text:p>
            </text:list-item>
          </text:list>
        </text:list-item>
      </text:list>
      <text:p text:style-name="Standard">AstraMentalica/sistem/</text:p>
      <text:p text:style-name="Standard">├── 🤖 obdelovalnik_ai.php <text:s text:c="9"/><text:tab/># Glavni razred za AI obdelavo</text:p>
      <text:p text:style-name="Standard">├── 🌐 gpt_povezava.php <text:s text:c="12"/><text:tab/># API endpoint za AI komunikacijo</text:p>
      <text:p text:style-name="Standard">└── 📊 ai_dnevnik.php <text:s text:c="14"/><text:tab/># Beleženje AI dejavnosti (prihodnost)</text:p>
      <text:p text:style-name="Standard"/>
      <text:h text:style-name="Heading_20_3" text:outline-level="3">3. Jedro (baza, funkcije, varnost, konfiguracija)</text:h>
      <text:list xml:id="list2726898890199252716" text:style-name="L7">
        <text:list-item>
          <text:p text:style-name="P6">Baza: CRUD operacije, priprava parametrov, varno povezovanje z bazo.</text:p>
        </text:list-item>
        <text:list-item>
          <text:p text:style-name="P6">Funkcije: Email, validacije, generiranje naključnih nizov, logiranje, sanitizacija.</text:p>
        </text:list-item>
        <text:list-item>
          <text:p text:style-name="P6">Varnost: CSRF, hashiranje gesel, preverjanje vlog, seje.</text:p>
        </text:list-item>
        <text:list-item>
          <text:p text:style-name="P6">Konfiguracija: API ključi, nastavitve portala, avtomatski autoload.</text:p>
        </text:list-item>
      </text:list>
      <text:p text:style-name="Text_20_body">To jedro omogoča, da:</text:p>
      <text:list xml:id="list3496317621392462329" text:style-name="L8">
        <text:list-item>
          <text:p text:style-name="P13">Dodajaš nove module brez spreminjanja baze.</text:p>
        </text:list-item>
        <text:list-item>
          <text:p text:style-name="P13"><text:soft-page-break/>Upravljanja sistemsko logiko.</text:p>
        </text:list-item>
        <text:list-item>
          <text:p text:style-name="P13">Vse varnostne funkcije so centralizirane.</text:p>
        </text:list-item>
      </text:list>
      <text:p text:style-name="Text_20_body">AstraMentalica/jedro/</text:p>
      <text:p text:style-name="Standard">├── 🗄️ baza.php <text:s text:c="13"/><text:tab/># Povezava s podatkovno bazo</text:p>
      <text:p text:style-name="Standard">├── 🛡️ varnost.php <text:s text:c="10"/><text:tab/># Varnostne funkcije (CSRF, hash)</text:p>
      <text:p text:style-name="Standard">├── <text:s/>funkcije.php <text:s text:c="9"/><text:tab/># Pomožne funkcije</text:p>
      <text:p text:style-name="Standard">├── ⚙️ konfiguracija.php <text:s text:c="5"/><text:tab/># Konfiguracijske nastavitve</text:p>
      <text:h text:style-name="Heading_20_3" text:outline-level="3">4. Mail modul</text:h>
      <text:list xml:id="list5338721691685967703" text:style-name="L9">
        <text:list-item>
          <text:p text:style-name="P7">Posreduje email za:</text:p>
          <text:list>
            <text:list-item>
              <text:p text:style-name="P7">Reset gesla.</text:p>
            </text:list-item>
            <text:list-item>
              <text:p text:style-name="P7">Obvestilo o spremembi gesla.</text:p>
            </text:list-item>
            <text:list-item>
              <text:p text:style-name="P7">Dobrodošlico uporabniku.</text:p>
            </text:list-item>
          </text:list>
        </text:list-item>
        <text:list-item>
          <text:p text:style-name="P7">Lahko ga nadgradiš za več jezikov ali dodajanje prilog.</text:p>
        </text:list-item>
      </text:list>
      <text:h text:style-name="Heading_20_3" text:outline-level="3">5. Kaj lahko narediš s sistemom zdaj</text:h>
      <text:list xml:id="list4202664655225859479" text:style-name="L10">
        <text:list-item>
          <text:p text:style-name="P14">Razširitev funkcionalnosti</text:p>
          <text:list>
            <text:list-item>
              <text:p text:style-name="P14">Dodaj nove tipe AI poizvedb.</text:p>
            </text:list-item>
            <text:list-item>
              <text:p text:style-name="P14">Ustvari VIP vsebine ali administrator funkcije.</text:p>
            </text:list-item>
            <text:list-item>
              <text:p text:style-name="P14">Uporabi obstoječi dnevnik za statistiko ali analitiko.</text:p>
            </text:list-item>
          </text:list>
        </text:list-item>
        <text:list-item>
          <text:p text:style-name="P14">Povezovanje modulov</text:p>
          <text:list>
            <text:list-item>
              <text:p text:style-name="P14">AI modul → dnevnik → analitika → email obvestila.</text:p>
            </text:list-item>
            <text:list-item>
              <text:p text:style-name="P14">Uporabniški modul → AI modul → omejitve dostopa.</text:p>
            </text:list-item>
          </text:list>
        </text:list-item>
        <text:list-item>
          <text:p text:style-name="P14">Vzdrževanje varnosti</text:p>
          <text:list>
            <text:list-item>
              <text:p text:style-name="P14">CSRF, hashiranje, sanitizacija in seje so že pokriti.</text:p>
            </text:list-item>
            <text:list-item>
              <text:p text:style-name="P14">Redno preverjaj API ključe in nastavitve baze.</text:p>
            </text:list-item>
          </text:list>
        </text:list-item>
        <text:list-item>
          <text:p text:style-name="P14">Uporabniški vmesnik</text:p>
          <text:list>
            <text:list-item>
              <text:p text:style-name="P14">Uporabi CSS in JS za interaktivnost (npr. prikaz celotnega sporočila AI).</text:p>
            </text:list-item>
            <text:list-item>
              <text:p text:style-name="P14">Dodaj filtre in preglede v admin panelu.</text:p>
            </text:list-item>
          </text:list>
        </text:list-item>
      </text:list>
      <text:p text:style-name="Text_20_body"/>
      <text:p text:style-name="Standard">🌌 AstraMentalica - Končna Struktura</text:p>
      <text:p text:style-name="Standard"/>
      <text:p text:style-name="Standard"/>
      <text:p text:style-name="Standard">/astramentalica/</text:p>
      <text:p text:style-name="Standard">│</text:p>
      <text:p text:style-name="Standard">├── 🌟 index.php <text:s text:c="16"/># Glavna portalna stran</text:p>
      <text:p text:style-name="Standard">├── 🌟 index_demo.php <text:s text:c="11"/># Demo različica</text:p>
      <text:p text:style-name="Standard">│</text:p>
      <text:p text:style-name="Standard">├── 📂 jedro/ <text:s text:c="19"/># Jedrne sistemske datoteke</text:p>
      <text:p text:style-name="Standard">│ <text:s text:c="2"/>├── 🗄️ baza.php <text:s text:c="13"/># Povezava s podatkovno bazo</text:p>
      <text:p text:style-name="Standard">│ <text:s text:c="2"/>├── 🛡️ varnost.php <text:s text:c="10"/># Varnostne funkcije (CSRF, hash)</text:p>
      <text:p text:style-name="Standard">│ <text:s text:c="2"/>├── 🔧 funkcije.php <text:s text:c="9"/># Pomožne funkcije</text:p>
      <text:p text:style-name="Standard">│ <text:s text:c="2"/>├── ⚙️ konfiguracija.php <text:s text:c="5"/># Konfiguracijske nastavitve</text:p>
      <text:p text:style-name="Standard"><text:soft-page-break/>│ <text:s text:c="2"/>├── 📜 pravice.json <text:s text:c="9"/># Definicije pravic (uporabnik/vip/admin)</text:p>
      <text:p text:style-name="Standard">│ <text:s text:c="2"/>└── 📊 logi.json <text:s text:c="12"/># Sistemski dnevnik</text:p>
      <text:p text:style-name="Standard">│</text:p>
      <text:p text:style-name="Standard">├── 📂 sistem/ <text:s text:c="18"/># Administratorski sistem</text:p>
      <text:p text:style-name="Standard">│ <text:s text:c="2"/>├── 🖥️ nadzor.php <text:s text:c="11"/># Nadzorna plošča</text:p>
      <text:p text:style-name="Standard">│ <text:s text:c="2"/>├── 👁️ pregled.php <text:s text:c="10"/># Pregled modulov in stanja</text:p>
      <text:p text:style-name="Standard">│ <text:s text:c="2"/>├── 🤖 obdelovalnik_ai.php <text:s text:c="9"/># Glavni razred za AI obdelavo</text:p>
      <text:p text:style-name="Standard">│ <text:s text:c="2"/>├── 🌐 gpt_povezava.php <text:s text:c="12"/># API endpoint za AI komunikacijo</text:p>
      <text:p text:style-name="Standard">│ <text:s text:c="2"/>└── 📊 ai_dnevnik.php <text:s text:c="14"/># Beleženje AI dejavnosti (prihodnost)</text:p>
      <text:p text:style-name="Standard">│</text:p>
      <text:p text:style-name="Standard">├── 📂 uporabniki/ <text:s text:c="14"/># Upravljanje uporabnikov</text:p>
      <text:p text:style-name="Standard">│ <text:s text:c="2"/>├── 🔐 prijava.php <text:s text:c="10"/># Prijavni obrazec</text:p>
      <text:p text:style-name="Standard">│ <text:s text:c="2"/>├── 📝 registracija.php <text:s text:c="5"/># Registracijski obrazec</text:p>
      <text:p text:style-name="Standard">│ <text:s text:c="2"/>├── 🚪 odjava.php <text:s text:c="11"/># Odjava uporabnika</text:p>
      <text:p text:style-name="Standard">│ <text:s text:c="2"/>├── 🔑 geslo_spremeni.php <text:s text:c="3"/># Sprememba gesla</text:p>
      <text:p text:style-name="Standard">│ <text:s text:c="2"/>└── 📂 [id_uporabnika]/ <text:s text:c="5"/># Osebne mape uporabnikov</text:p>
      <text:p text:style-name="Standard">│ <text:s text:c="6"/>├── 📄 profil.json <text:s text:c="6"/># Profilni podatki</text:p>
      <text:p text:style-name="Standard">│ <text:s text:c="6"/>└── 📄 passport.json <text:s text:c="4"/># Dostopne pravice</text:p>
      <text:p text:style-name="Standard">│</text:p>
      <text:p text:style-name="Standard">├── 📂 moduli/ <text:s text:c="18"/># Vsi moduli (100% samostojni)</text:p>
      <text:p text:style-name="Standard">│ <text:s text:c="2"/>├── 📂 template/ <text:s text:c="12"/># Vzorec modula</text:p>
      <text:p text:style-name="Standard">│ <text:s text:c="2"/>│ <text:s text:c="2"/>├── 🌐 index.php <text:s text:c="8"/># Glavna vstopna točka</text:p>
      <text:p text:style-name="Standard">│ <text:s text:c="2"/>│ <text:s text:c="2"/>├── 📋 manifest.json <text:s text:c="4"/># Konfiguracija modula</text:p>
      <text:p text:style-name="Standard">│ <text:s text:c="2"/>│ <text:s text:c="2"/>├── 📝 dnevnik.json <text:s text:c="5"/># Dnevnik modula</text:p>
      <text:p text:style-name="Standard">│ <text:s text:c="2"/>│ <text:s text:c="2"/>├── 🎨 stil.css <text:s text:c="9"/># Slogi modula</text:p>
      <text:p text:style-name="Standard">│ <text:s text:c="2"/>│ <text:s text:c="2"/>└── ⚡ skripta.js <text:s text:c="7"/># JavaScript modula</text:p>
      <text:p text:style-name="Standard">│ <text:s text:c="2"/>│</text:p>
      <text:p text:style-name="Standard">│ <text:s text:c="2"/>├── 📂 orakleum/ <text:s text:c="12"/># Neprizanesljivi tarot</text:p>
      <text:p text:style-name="Standard">│ <text:s text:c="2"/>├── 📂 codex/ <text:s text:c="15"/># Živa knjiga znanja</text:p>
      <text:p text:style-name="Standard">│ <text:s text:c="2"/>├── 📂 aetheris/ <text:s text:c="12"/># Duhovne raziskave</text:p>
      <text:p text:style-name="Standard">│ <text:s text:c="2"/>├── 📂 celestara/ <text:s text:c="11"/># Astrološki vidiki</text:p>
      <text:p text:style-name="Standard">│ <text:s text:c="2"/>├── 📂 synera/ <text:s text:c="14"/># VIP skupnost (VIP dostop)</text:p>
      <text:p text:style-name="Standard">│ <text:s text:c="2"/>└── 📂 mystaia/ <text:s text:c="13"/># Duhovna trgovina</text:p>
      <text:p text:style-name="Standard">│</text:p>
      <text:p text:style-name="Standard">├── 📂 datoteke/ <text:s text:c="16"/># Datoteke modulov</text:p>
      <text:p text:style-name="Standard">│ <text:s text:c="2"/>├── 📂 mystaia/ <text:s text:c="13"/># Trgovinske datoteke</text:p>
      <text:p text:style-name="Standard">│ <text:s text:c="2"/>└── 📂 codex/ <text:s text:c="15"/># PDF in dokumenti</text:p>
      <text:p text:style-name="Standard">│</text:p>
      <text:p text:style-name="Standard">└── 📂 globalno/ <text:s text:c="16"/># Globalne datoteke</text:p>
      <text:p text:style-name="Standard"><text:s text:c="4"/>├── 📂 datoteke/ <text:s text:c="12"/># Skupne datoteke</text:p>
      <text:p text:style-name="Standard"><text:s text:c="4"/>│ <text:s text:c="2"/>├── 📂 ikone/ <text:s text:c="11"/># Ikone in simboli</text:p>
      <text:p text:style-name="Standard"><text:s text:c="4"/>│ <text:s text:c="2"/>├── 🎵 glasba.mp3 <text:s text:c="7"/># Ozadjska glasba</text:p>
      <text:p text:style-name="Standard"><text:s text:c="4"/>│ <text:s text:c="2"/>└── 📂 slike/ <text:s text:c="11"/># Slike in ozadja</text:p>
      <text:p text:style-name="Standard"><text:s text:c="4"/>│</text:p>
      <text:p text:style-name="Standard"><text:s text:c="4"/>├── 🎨 stil.css <text:s text:c="13"/># Globalni slogi</text:p>
      <text:p text:style-name="Standard"><text:s text:c="4"/>├── ⚡ skripta.js <text:s text:c="11"/># Globalna JavaScript logika</text:p>
      <text:p text:style-name="Standard"><text:s text:c="4"/>├── 👤 glava.php <text:s text:c="12"/># Globalna glava strani</text:p>
      <text:p text:style-name="Standard"><text:s text:c="4"/>└── 👣 noga.php <text:s text:c="13"/># Globalna noga strani</text:p>
      <text:p text:style-name="Standard"/>
      <text:p text:style-name="Standard">naliza vašega sporočila</text:p>
      <text:p text:style-name="Standard">Token: UYH7I4OMPQHFBAQPMBWIKF94EGB6ZTZ7 (imenovan "astra").</text:p>
      <text:p text:style-name="Standard"/>
      <text:p text:style-name="Standard"><text:soft-page-break/>Dokumentacija: https://api.docs.cpanel.net/ (uradni viri za cPanel API).</text:p>
      <text:p text:style-name="Standard"/>
      <text:p text:style-name="Standard">Kaj je možno s cPanel API-jem?</text:p>
      <text:p text:style-name="Standard">1. Najprimernejši API sistem — UAPI</text:p>
      <text:p text:style-name="Standard"/>
      <text:p text:style-name="Standard">UAPI je najnovejša in priporočena verzija cPanel API-ja. Pokriva obsežen nabor funkcij za upravljanje cPanel računa:</text:p>
      <text:p text:style-name="Standard">upravljanje datotek, FTP računov, e-pošte, MySQL/PostgreSQL, poddomen, DNS nastavitev, SSL certifikatov in še veliko več</text:p>
      <text:p text:style-name="Standard"/>
      <text:p text:style-name="Standard">cPanel &amp; WHM Developer Portal</text:p>
      <text:p text:style-name="Standard"/>
      <text:p text:style-name="Standard">UAPI lahko pokličeš na več načinov:</text:p>
      <text:p text:style-name="Standard">Z curl ukazom iz ukazne vrstice:</text:p>
      <text:p text:style-name="Standard">curl -H 'Authorization: cpanel username:APITOKEN' \</text:p>
      <text:p text:style-name="Standard"><text:s text:c="5"/>'https://your-domain.com:2083/execute/Module/function?param=value'</text:p>
      <text:p text:style-name="Standard"/>
      <text:p text:style-name="Standard"/>
      <text:p text:style-name="Standard">dashboard.webhostingmagic.com</text:p>
      <text:p text:style-name="Standard">Znotraj PHP kode, če imaš dostop preko LiveAPI:</text:p>
      <text:p text:style-name="Standard">$cpanel = new CPANEL();</text:p>
      <text:p text:style-name="Standard">$result = $cpanel-&gt;uapi('Module', 'function', [ 'parameter' =&gt; 'value' ]);</text:p>
      <text:p text:style-name="Standard"/>
      <text:p text:style-name="Standard"/>
      <text:p text:style-name="Standard">cPanel &amp; WHM Developer Portal</text:p>
      <text:p text:style-name="Standard">+1</text:p>
      <text:p text:style-name="Standard"/>
      <text:p text:style-name="Standard">2. Starejši API — cPanel API 2</text:p>
      <text:p text:style-name="Standard">Ta je deprecated, a še vedno deluje in lahko uporabljaš:</text:p>
      <text:p text:style-name="Standard">funkcije za backup, baze, domene, statistiko, email in še več</text:p>
      <text:p text:style-name="Standard">Primer: SubDomain::listsubdomains, Stats::lastvisitors, itd.</text:p>
      <text:p text:style-name="Standard">cPanel &amp; WHM Developer Portal</text:p>
      <text:p text:style-name="Standard">+3</text:p>
      <text:p text:style-name="Standard">cPanel &amp; WHM Developer Portal</text:p>
      <text:p text:style-name="Standard">+3</text:p>
      <text:p text:style-name="Standard">cPanel &amp; WHM Developer Portal</text:p>
      <text:p text:style-name="Standard">+3</text:p>
      <text:p text:style-name="Standard"/>
      <text:p text:style-name="Standard">Kljub temu je priporočljivo uporabiti UAPI, če funkcija obstaja tam.</text:p>
      <text:p text:style-name="Standard"/>
      <text:p text:style-name="Standard">3. Avtorizacija in dostop</text:p>
      <text:p text:style-name="Standard">cPanel podpira različne metode avtorizacije:</text:p>
      <text:p text:style-name="Standard">API Tokens — token, kot je tvoj astra, za ne/root uporabnike</text:p>
      <text:p text:style-name="Standard">Access Hash, username/password, Remote Login, SSO</text:p>
      <text:p text:style-name="Standard">cPanel &amp; WHM Developer Portal</text:p>
      <text:p text:style-name="Standard">API token omogoča dostop do UAPI in API 2 (ne pa WHM API 1, če ne uporabljaš WHM konteksta).</text:p>
      <text:p text:style-name="Standard">Kaj lahko narediš zdaj?</text:p>
      <text:p text:style-name="Standard"/>
      <text:p text:style-name="Standard">Preveri, ali ima token pravice:</text:p>
      <text:p text:style-name="Standard">v cPanelu pojdi na Security → Manage API Tokens in preveri, če ima token (astra) ustrezne pravice za funkcije, ki jih želiš uporabiti.</text:p>
      <text:p text:style-name="Standard"><text:soft-page-break/>Preizkusi API klice:</text:p>
      <text:p text:style-name="Standard">Primer curl ukaza:</text:p>
      <text:p text:style-name="Standard"/>
      <text:p text:style-name="Standard">curl -H 'Authorization: cpanel YOURUSER:UYH7I4...'</text:p>
      <text:p text:style-name="Standard"><text:s text:c="5"/>'https://tvoja-domena.com:2083/execute/Email/list_pops'</text:p>
      <text:p text:style-name="Standard"/>
      <text:p text:style-name="Standard"/>
      <text:p text:style-name="Standard">Če dobiš smiselno JSON strukturo, token deluje.</text:p>
      <text:p text:style-name="Standard">Uporabi PHP s LiveAPI:</text:p>
      <text:p text:style-name="Standard">Če imaš PHP na strežniku:</text:p>
      <text:p text:style-name="Standard">$cpanel = new CPANEL();</text:p>
      <text:p text:style-name="Standard">$res = $cpanel-&gt;uapi('Email', 'list_pops');</text:p>
      <text:p text:style-name="Standard">var_dump($res);</text:p>
      <text:p text:style-name="Standard">Povej mi, KAJ točno želiš narediti:</text:p>
      <text:p text:style-name="Standard">Imate e-naslove, domene, baze, FTP račune …?</text:p>
      <text:p text:style-name="Standard">Želiš avtomatizirati backup, upravljanje emailov, shranjevanje datotek …?</text:p>
      <text:p text:style-name="Standard">Nato ti pripravim konkretno kodo (curl, PHP) za tisto funkcionalnost.</text:p>
      <text:p text:style-name="Standard"/>
      <text:p text:style-name="Standard">Na kratko:</text:p>
      <text:p text:style-name="Standard"/>
      <text:p text:style-name="Standard">Tvoj token je dober za API dostop.</text:p>
      <text:p text:style-name="Standard">Najbolje je uporabljati UAPI, če obstaja funkcija za tisto, kar želiš.</text:p>
      <text:p text:style-name="Standard">Če ne, lahko še vedno uporabiš API 2.</text:p>
      <text:p text:style-name="Standard"><text:tab/></text:p>
      <text:p text:style-name="Standard"><text:tab/>📋 Povzetek pravil:</text:p>
      <text:p text:style-name="Standard">✅ Vse datoteke začnejo s PHP - za nastavitve in preverjanje dostopa</text:p>
      <text:p text:style-name="Standard">✅ Nastavitev $aktivna_stran - za označevanje menija v glavi</text:p>
      <text:p text:style-name="Standard">✅ Vključitev glave - include_once __DIR__ . '/../globalno/glava.php';</text:p>
      <text:p text:style-name="Standard">✅ Vsebina v &lt;main&gt; - celotna vsebina znotraj portal-container</text:p>
      <text:p text:style-name="Standard">✅ Vključitev noge - include_once __DIR__ . '/../globalno/noga.php';</text:p>
      <text:p text:style-name="Standard">✅ Brez podvajanja HTML - ne vključuje &lt;html&gt;, &lt;head&gt;, &lt;body&gt;</text:p>
      <text:p text:style-name="Standard"/>
      <text:p text:style-name="Standard"/>
      <text:p text:style-name="Standard"/>
      <text:p text:style-name="Standard">Podatkovna Baza Struktura</text:p>
      <text:p text:style-name="Standard">sql</text:p>
      <text:p text:style-name="Standard">-- Tabela uporabniki</text:p>
      <text:p text:style-name="Standard">CREATE TABLE uporabniki (</text:p>
      <text:p text:style-name="Standard"><text:s text:c="4"/>id INT AUTO_INCREMENT PRIMARY KEY,</text:p>
      <text:p text:style-name="Standard"><text:s text:c="4"/>username VARCHAR(50) UNIQUE NOT NULL,</text:p>
      <text:p text:style-name="Standard"><text:s text:c="4"/>ime VARCHAR(50) NOT NULL,</text:p>
      <text:p text:style-name="Standard"><text:s text:c="4"/>priimek VARCHAR(50) NOT NULL,</text:p>
      <text:p text:style-name="Standard"><text:s text:c="4"/>geslo VARCHAR(255) NOT NULL,</text:p>
      <text:p text:style-name="Standard"><text:s text:c="4"/>mail VARCHAR(100) UNIQUE NOT NULL,</text:p>
      <text:p text:style-name="Standard"><text:s text:c="4"/>vloga ENUM('uporabnik', 'vip', 'admin') DEFAULT 'uporabnik',</text:p>
      <text:p text:style-name="Standard"><text:s text:c="4"/>datum_registracije DATETIME DEFAULT CURRENT_TIMESTAMP,</text:p>
      <text:p text:style-name="Standard"><text:s text:c="4"/>zadnja_prijava DATETIME NULL,</text:p>
      <text:p text:style-name="Standard"><text:s text:c="4"/>aktiviran BOOLEAN DEFAULT FALSE,</text:p>
      <text:p text:style-name="Standard"><text:s text:c="4"/>token VARCHAR(255) NULL</text:p>
      <text:p text:style-name="Standard">);</text:p>
      <text:p text:style-name="Standard"/>
      <text:p text:style-name="Standard">-- Tabela logi</text:p>
      <text:p text:style-name="Standard"><text:soft-page-break/>CREATE TABLE logi (</text:p>
      <text:p text:style-name="Standard"><text:s text:c="4"/>id INT AUTO_INCREMENT PRIMARY KEY,</text:p>
      <text:p text:style-name="Standard"><text:s text:c="4"/>tip ENUM('info', 'opozorilo', 'napaka', 'varnost', 'sistem') DEFAULT 'info',</text:p>
      <text:p text:style-name="Standard"><text:s text:c="4"/>sporocilo TEXT NOT NULL,</text:p>
      <text:p text:style-name="Standard"><text:s text:c="4"/>uporabnik_id INT NULL,</text:p>
      <text:p text:style-name="Standard"><text:s text:c="4"/>ip VARCHAR(45) NULL,</text:p>
      <text:p text:style-name="Standard"><text:s text:c="4"/>user_agent TEXT NULL,</text:p>
      <text:p text:style-name="Standard"><text:s text:c="4"/>datum DATETIME DEFAULT CURRENT_TIMESTAMP</text:p>
      <text:p text:style-name="Standard">);</text:p>
      <text:p text:style-name="Standard">Globalne Spremenljivke in Konstante</text:p>
      <text:p text:style-name="Standard">php</text:p>
      <text:p text:style-name="Standard">// V konfiguracija.php</text:p>
      <text:p text:style-name="Standard">define('DB_HOST', 'localhost');</text:p>
      <text:p text:style-name="Standard">define('DB_NAME', 'orakleum_uporabniki');</text:p>
      <text:p text:style-name="Standard">define('DB_USER', 'orakleum_orakleum');</text:p>
      <text:p text:style-name="Standard">define('DB_PASS', 'Triglav.g.1');</text:p>
      <text:p text:style-name="Standard">define('DEEPSEEK_API_KEY', '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');</text:p>
      <text:p text:style-name="Standard">define('GEMINI_API_KEY', 'AIzaSyAsPB1bvS-FartSkSRE3e3CkUkNhK8xmEs');</text:p>
      <text:p text:style-name="Standard">define('PORTAL_IME', 'AstraMentalica');</text:p>
      <text:p text:style-name="Standard">define('PORTAL_URL', 'http://astramentalica.com');</text:p>
      <text:p text:style-name="Standard">define('CSRF_TOKEN_LIFE', 3600);</text:p>
      <text:p text:style-name="Standard">Session Spremenljivke</text:p>
      <text:p text:style-name="Standard">php</text:p>
      <text:p text:style-name="Standard">$_SESSION['uporabnik_id'] <text:s text:c="7"/># ID uporabnika</text:p>
      <text:p text:style-name="Standard">$_SESSION['uporabnik_ime'] <text:s text:c="6"/># Polno ime</text:p>
      <text:p text:style-name="Standard">$_SESSION['username'] <text:s text:c="11"/># Uporabniško ime <text:s/></text:p>
      <text:p text:style-name="Standard">$_SESSION['vloga'] <text:s text:c="14"/># Vloga (uporabnik/vip/admin)</text:p>
      <text:p text:style-name="Standard">$_SESSION['je_prijavljen'] <text:s text:c="6"/># Status prijave</text:p>
      <text:p text:style-name="Standard">$_SESSION['je_admin'] <text:s text:c="11"/># Admin status</text:p>
      <text:p text:style-name="Standard">$_SESSION['je_vip'] <text:s text:c="13"/># VIP status</text:p>
      <text:p text:style-name="Standard"/>
      <text:p text:style-name="Standard">🎨 CSS Spremenljivke (Globalne)</text:p>
      <text:p text:style-name="Standard">css</text:p>
      <text:p text:style-name="Standard"/>
      <text:p text:style-name="Standard">🔐 Varnostni Mehanizmi</text:p>
      <text:p text:style-name="Standard">Hashiranje Gesel</text:p>
      <text:p text:style-name="Standard">php</text:p>
      <text:p text:style-name="Standard">$hash = password_hash($geslo, PASSWORD_DEFAULT);</text:p>
      <text:p text:style-name="Standard">$is_valid = password_verify($vneseno_geslo, $hash);</text:p>
      <text:p text:style-name="Standard">CSRF Zaščita</text:p>
      <text:p text:style-name="Standard">php</text:p>
      <text:p text:style-name="Standard">// Generiranje tokena</text:p>
      <text:p text:style-name="Standard">$token = bin2hex(random_bytes(32));</text:p>
      <text:p text:style-name="Standard">$_SESSION['csrf_token'] = $token;</text:p>
      <text:p text:style-name="Standard"/>
      <text:p text:style-name="Standard">// Preverjanje tokena</text:p>
      <text:p text:style-name="Standard">if (!hash_equals($_SESSION['csrf_token'], $poslani_token)) {</text:p>
      <text:p text:style-name="Standard"><text:s text:c="4"/>die('CSRF napad prepoznan!');</text:p>
      <text:p text:style-name="Standard">}</text:p>
      <text:p text:style-name="Standard">Sanitizacija Vnosa</text:p>
      <text:p text:style-name="Standard">php</text:p>
      <text:p text:style-name="Standard"><text:soft-page-break/>function sanitiziraj_vnos($podatki) {</text:p>
      <text:p text:style-name="Standard"><text:s text:c="4"/>return htmlspecialchars(trim($podatki), ENT_QUOTES, 'UTF-8');</text:p>
      <text:p text:style-name="Standard">}</text:p>
      <text:p text:style-name="Standard">📊 API Dostopi</text:p>
      <text:p text:style-name="Standard">Globalne Funkcije za Module</text:p>
      <text:p text:style-name="Standard">php</text:p>
      <text:p text:style-name="Standard">// Dostop do baze</text:p>
      <text:p text:style-name="Standard">$baza-&gt;pridobiVse("SELECT * FROM tabela");</text:p>
      <text:p text:style-name="Standard">$baza-&gt;pridobiVrstico("SELECT * FROM tabela WHERE id = ?", [$id]);</text:p>
      <text:p text:style-name="Standard">$baza-&gt;vstavi('tabela', $podatki);</text:p>
      <text:p text:style-name="Standard">$baza-&gt;posodobi('tabela', $spremembe, 'pogoj', $parametri);</text:p>
      <text:p text:style-name="Standard"/>
      <text:p text:style-name="Standard">// Beleženje dogodkov</text:p>
      <text:p text:style-name="Standard">zapisi_log('tip', 'sporočilo', $uporabnik_id);</text:p>
      <text:p text:style-name="Standard"/>
      <text:p text:style-name="Standard"/>
      <text:p text:style-name="Standard">1. Ustvarjanje Novega Modula</text:p>
      <text:p text:style-name="Standard">2. Prilagoditev Manifesta</text:p>
      <text:p text:style-name="Standard">json</text:p>
      <text:p text:style-name="Standard">{</text:p>
      <text:p text:style-name="Standard"><text:s text:c="4"/>"ime": "nov_modul",</text:p>
      <text:p text:style-name="Standard"><text:s text:c="4"/>"naslov": "Nov Modul",</text:p>
      <text:p text:style-name="Standard"><text:s text:c="4"/>"opis": "Opis modula",</text:p>
      <text:p text:style-name="Standard"><text:s text:c="4"/>"avtor": "Vaše ime",</text:p>
      <text:p text:style-name="Standard"><text:s text:c="4"/>"verzija": "1.0.0",</text:p>
      <text:p text:style-name="Standard"><text:s text:c="4"/>"dostop": "uporabnik", // ali "vip" ali "admin"</text:p>
      <text:p text:style-name="Standard"><text:s text:c="4"/>"odvisnosti": []</text:p>
      <text:p text:style-name="Standard">}</text:p>
      <text:p text:style-name="Standard"/>
      <text:p text:style-name="Standard">4. Vključevanje Slogov</text:p>
      <text:p text:style-name="Standard">Globalni stil je vedno vključen, lokalni stil modula se lahko doda po potrebi.</text:p>
      <text:p text:style-name="Standard">!!!!!!!!!!&lt;link rel="stylesheet" href="/globalno/stil.css"&gt;</text:p>
      <text:p text:style-name="Standard">&lt;link rel="stylesheet" href="stil.css"&gt; &lt;!-- Slogi modula --&gt;</text:p>
      <text:p text:style-name="Standard"/>
      <text:h text:style-name="Heading_20_2" text:outline-level="2">🤖 AstraMentalica - AI Integracija - Razvojno Poročilo</text:h>
      <text:p text:style-name="Standard">📁 MAPNA STRUKTURA AI SISTEMA</text:p>
      <text:p text:style-name="Standard">text</text:p>
      <text:p text:style-name="Standard">/astramentalica/</text:p>
      <text:p text:style-name="Standard">├── 🤖 sistem/</text:p>
      <text:p text:style-name="Standard">│ <text:s text:c="2"/>├── 🤖 obdelovalnik_ai.php <text:s text:c="9"/># Glavni razred za AI obdelavo</text:p>
      <text:p text:style-name="Standard">│ <text:s text:c="2"/>├── 🌐 gpt_povezava.php <text:s text:c="12"/># API endpoint za AI komunikacijo</text:p>
      <text:p text:style-name="Standard">│ <text:s text:c="2"/>└── 📊 ai_dnevnik.php <text:s text:c="14"/># Beleženje AI dejavnosti (prihodnost)</text:p>
      <text:p text:style-name="Standard">│</text:p>
      <text:p text:style-name="Standard">├── 🌐 globalno/</text:p>
      <text:p text:style-name="Standard">│ <text:s text:c="2"/>├── ⚡ ai_komunikacija.js <text:s text:c="11"/># JavaScript za klientsko komunikacijo</text:p>
      <text:p text:style-name="Standard">│ <text:s text:c="2"/>└── 🎨 stil.css (dodatki) <text:s text:c="10"/># AI specifični slogi</text:p>
      <text:p text:style-name="Standard">│</text:p>
      <text:p text:style-name="Standard">└── 📂 moduli/</text:p>
      <text:p text:style-name="Standard"><text:s text:c="4"/>├── 🔮 orakleum/</text:p>
      <text:p text:style-name="Standard"><text:s text:c="4"/>│ <text:s text:c="2"/>├── 🌐 index.php <text:s text:c="15"/># Glavna stran modula</text:p>
      <text:p text:style-name="Standard"><text:s text:c="4"/>│ <text:s text:c="2"/>├── 🎨 stil.css <text:s text:c="16"/># Slogi modula</text:p>
      <text:p text:style-name="Standard"><text:soft-page-break/><text:s text:c="4"/>│ <text:s text:c="2"/>└── ⚡ skripta.js <text:s text:c="15"/># AI interakcije za tarot</text:p>
      <text:p text:style-name="Standard"><text:s text:c="4"/>│</text:p>
      <text:p text:style-name="Standard"><text:s text:c="4"/>└── 📚 codex/ (prihodnost) <text:s text:c="9"/># Modul za živo knjigo znanja</text:p>
      <text:p text:style-name="Standard"><text:tab/></text:p>
      <text:p text:style-name="Standard"><text:tab/>🔌 API KONFIGURACIJA</text:p>
      <text:p text:style-name="Standard">Konfiguracijske spremenljivke v jedro/konfiguracija.php:</text:p>
      <text:p text:style-name="Standard">php</text:p>
      <text:p text:style-name="Standard">define('DEEPSEEK_API_KLJUC', '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');</text:p>
      <text:p text:style-name="Standard">define('GEMINI_API_KLJUC', 'AIzaSyAsPB1bvS-FartSkSRE3e3CkUkNhK8xmEs');</text:p>
      <text:p text:style-name="Standard">define('OPENROUTER_API_KLJUC', ''); <text:s/># Pripravljeno za prihodnost</text:p>
      <text:p text:style-name="Standard"/>
      <text:p text:style-name="Standard">🧩 RAZRED ZA AI OBDELAVO</text:p>
      <text:p text:style-name="Standard">Razred: ObdelovalnikAI (sistem/obdelovalnik_ai.php)</text:p>
      <text:p text:style-name="Standard">Glavne funkcije:</text:p>
      <text:p text:style-name="Standard">php</text:p>
      <text:p text:style-name="Standard">public function __construct() <text:s text:c="25"/># Inicializacija API ključev</text:p>
      <text:p text:style-name="Standard">public function klepetDeepSeek($sporocilo, $model) <text:s text:c="3"/># Komunikacija z DeepSeek API</text:p>
      <text:p text:style-name="Standard">public function klepetGemini($sporocilo, $model) <text:s text:c="5"/># Komunikacija z Gemini API</text:p>
      <text:p text:style-name="Standard">public function generirajOdgovor($sporocilo) <text:s text:c="9"/># Avtomatska izbira najboljšega AI</text:p>
      <text:p text:style-name="Standard">public function duhovniSvetovalec($vprasanje) <text:s text:c="8"/># Specializirana duhovna svetovanja</text:p>
      <text:p text:style-name="Standard">public function tarotInterpretacija($karte) <text:s text:c="10"/># Razlaga tarot kart</text:p>
      <text:p text:style-name="Standard"/>
      <text:p text:style-name="Standard">Posebne zmožnosti:</text:p>
      <text:p text:style-name="Standard">Avtomatski fallback - Če en API ne deluje, samodejno preklopi na drugega</text:p>
      <text:p text:style-name="Standard">Specializirani konteksti - Duhovna svetovanja in tarot interpretacije</text:p>
      <text:p text:style-name="Standard">Nadzor napak - Robustno ravnanje z napakami</text:p>
      <text:p text:style-name="Standard"/>
      <text:p text:style-name="Standard">🌐 API KOMUNIKACIJA</text:p>
      <text:p text:style-name="Standard">Endpoint: sistem/gpt_povezava.php</text:p>
      <text:p text:style-name="Standard">Podprte metode:</text:p>
      <text:p text:style-name="Standard">POST - Pošiljanje sporočil AI sistemu</text:p>
      <text:p text:style-name="Standard"/>
      <text:p text:style-name="Standard">Zahtevani podatki (JSON):</text:p>
      <text:p text:style-name="Standard">json</text:p>
      <text:p text:style-name="Standard">{</text:p>
      <text:p text:style-name="Standard"><text:s text:c="4"/>"sporocilo": "Vaše vprašanje ali sporočilo",</text:p>
      <text:p text:style-name="Standard"><text:s text:c="4"/>"tip": "splosno|duhovno|tarot"</text:p>
      <text:p text:style-name="Standard">}</text:p>
      <text:p text:style-name="Standard">Odgovor (JSON):</text:p>
      <text:p text:style-name="Standard">json</text:p>
      <text:p text:style-name="Standard">{</text:p>
      <text:p text:style-name="Standard"><text:s text:c="4"/>"uspesno": true,</text:p>
      <text:p text:style-name="Standard"><text:s text:c="4"/>"odgovor": "AI odgovor"</text:p>
      <text:p text:style-name="Standard">}</text:p>
      <text:p text:style-name="Standard">ali</text:p>
      <text:p text:style-name="Standard"/>
      <text:p text:style-name="Standard">json</text:p>
      <text:p text:style-name="Standard">{</text:p>
      <text:p text:style-name="Standard"><text:s text:c="4"/>"napaka": "Opis napake"</text:p>
      <text:p text:style-name="Standard">}</text:p>
      <text:p text:style-name="Standard">🎯 JAVASCRIPT KNJIŽNICA</text:p>
      <text:p text:style-name="Standard"><text:soft-page-break/>Razred: AIKomunikacija (globalno/ai_komunikacija.js)</text:p>
      <text:p text:style-name="Standard">Metode:</text:p>
      <text:p text:style-name="Standard">javascript</text:p>
      <text:p text:style-name="Standard">async posljiSporocilo(sporocilo, tip) <text:s text:c="8"/># Pošlje sporočilo AI sistemu</text:p>
      <text:p text:style-name="Standard">async duhovnoVprasanje(vprasanje) <text:s text:c="12"/># Specializirano za duhovna vprašanja</text:p>
      <text:p text:style-name="Standard">async tarotInterpretacija(karte) <text:s text:c="13"/># Specializirano za tarot</text:p>
      <text:p text:style-name="Standard">prikaziOdgovor(odgovor, element) <text:s text:c="13"/># Prikaz odgovora v UI</text:p>
      <text:p text:style-name="Standard">formatirajBesedilo(besedilo) <text:s text:c="17"/># Formatiranje besedila (osnovni markdown)</text:p>
      <text:p text:style-name="Standard"/>
      <text:p text:style-name="Standard">Varnostne značilnosti:</text:p>
      <text:p text:style-name="Standard">CSRF zaščita - Samodejno vključuje varnostne žetone</text:p>
      <text:p text:style-name="Standard">Napako obvladovanje - Robustno ravnanje z omrežnimi napakami</text:p>
      <text:p text:style-name="Standard">UTF-8 podpora - Popolna podpora za slovenske znake</text:p>
      <text:p text:style-name="Standard"/>
      <text:p text:style-name="Standard">🎨 UPORABNIŠKI Vmesnik</text:p>
      <text:p text:style-name="Standard">CSS razredi za AI komponente:</text:p>
      <text:p text:style-name="Standard">css</text:p>
      <text:p text:style-name="Standard">.ai-odgovor <text:s text:c="13"/># Posoda za AI odgovore</text:p>
      <text:p text:style-name="Standard">.ai-napaka <text:s text:c="14"/># Prikaz napak</text:p>
      <text:p text:style-name="Standard">.ai-nalaganje <text:s text:c="11"/># Animacija nalaganja</text:p>
      <text:p text:style-name="Standard">.ai-obrazec <text:s text:c="13"/># Obrazec za pošiljanje</text:p>
      <text:p text:style-name="Standard">.ai-tip-izbira <text:s text:c="10"/># Izbira vrste AI odgovora</text:p>
      <text:p text:style-name="Standard">.ai-tip-gumb <text:s text:c="12"/># Gumbi za izbiro tipa</text:p>
      <text:p text:style-name="Standard">.ai-tip-gumb.aktiven <text:s text:c="4"/># Aktivni gumb</text:p>
      <text:p text:style-name="Standard">Interaktivne komponente:</text:p>
      <text:p text:style-name="Standard">Textarea za vnos vprašanj</text:p>
      <text:p text:style-name="Standard"/>
      <text:p text:style-name="Standard">Tipkovne bližnjice za hitrejši dostop</text:p>
      <text:p text:style-name="Standard">Animacije nalaganja za uporabniško izkušnjo</text:p>
      <text:p text:style-name="Standard">Adaptivni dizajn za vse naprave</text:p>
      <text:p text:style-name="Standard"/>
      <text:p text:style-name="Standard">🔐 VARNOSTNI MEHANIZMI</text:p>
      <text:p text:style-name="Standard">Implementirani varnostni ukrepi:</text:p>
      <text:p text:style-name="Standard">CSRF zaščita - Preprečevanje napadov</text:p>
      <text:p text:style-name="Standard">Avtentikacija - Zahteva prijavo za dostop</text:p>
      <text:p text:style-name="Standard">Validacija vnosa - Preprečevanje SQL injection</text:p>
      <text:p text:style-name="Standard">Omejitve dostopa - Preverjanje uporabniških pravic</text:p>
      <text:p text:style-name="Standard">Beleženje dejavnosti - Spremljanje vseh AI interakcij</text:p>
      <text:p text:style-name="Standard"/>
      <text:p text:style-name="Standard">Funkcije za beleženje:</text:p>
      <text:p text:style-name="Standard">php</text:p>
      <text:p text:style-name="Standard">zapisi_ai_dejavnost($tip, $sporocilo, $uporabnik_id) <text:s/># Beleženje v dnevnik</text:p>
      <text:p text:style-name="Standard">zapisi_log($tip, $sporocilo, $uporabnik_id) <text:s text:c="10"/># Splošno beleženje</text:p>
      <text:p text:style-name="Standard"/>
      <text:p text:style-name="Standard">🚀 INTEGRACIJA V MODULE</text:p>
      <text:p text:style-name="Standard">Primer integracije v Orakleum (tarot modul):</text:p>
      <text:p text:style-name="Standard">javascript</text:p>
      <text:p text:style-name="Standard">class OrakleumAI {</text:p>
      <text:p text:style-name="Standard"><text:s text:c="4"/>constructor() {</text:p>
      <text:p text:style-name="Standard"><text:s text:c="8"/>this.ai = window.AIKomunikacija; <text:s/># Globalna AI instanca</text:p>
      <text:p text:style-name="Standard"><text:s text:c="8"/>this.inicializiraj();</text:p>
      <text:p text:style-name="Standard"><text:s text:c="4"/>} <text:s/></text:p>
      <text:p text:style-name="Standard"><text:soft-page-break/><text:s text:c="4"/>inicializiraj() {</text:p>
      <text:p text:style-name="Standard"><text:s text:c="8"/># Povezava UI elementov z AI funkcionalnostjo</text:p>
      <text:p text:style-name="Standard"><text:s text:c="8"/># Obdelava klikov na gumbe</text:p>
      <text:p text:style-name="Standard"><text:s text:c="8"/># Upravljanje stanja aplikacije</text:p>
      <text:p text:style-name="Standard"><text:s text:c="4"/>}</text:p>
      <text:p text:style-name="Standard">}</text:p>
      <text:p text:style-name="Standard">Zahtevane spremenljivke v modulih:</text:p>
      <text:p text:style-name="Standard">php</text:p>
      <text:p text:style-name="Standard">$aktivna_stran = 'ime_modula'; <text:s text:c="3"/># Za označevanje aktivnega menija</text:p>
      <text:p text:style-name="Standard">$je_prijavljen = je_prijavljen(); # Preverjanje stanja prijave</text:p>
      <text:p text:style-name="Standard">$je_vip = je_vip(); <text:s text:c="14"/># Preverjanje VIP pravic</text:p>
      <text:p text:style-name="Standard"/>
      <text:p text:style-name="Standard">📊 PERFORMANSE IN OMEJITVE</text:p>
      <text:p text:style-name="Standard">Omejitve API-jev:</text:p>
      <text:p text:style-name="Standard">DeepSeek - 2000 tokenov na zahtevo</text:p>
      <text:p text:style-name="Standard"/>
      <text:p text:style-name="Standard">Gemini - Osnovni model brez plačila</text:p>
      <text:p text:style-name="Standard">Timeout - 30 sekund za odgovor</text:p>
      <text:p text:style-name="Standard"/>
      <text:p text:style-name="Standard">Optimizacije:</text:p>
      <text:p text:style-name="Standard">Predpomnjenje - Prihodnost: predpomnjenje pogostih vprašanj</text:p>
      <text:p text:style-name="Standard">Strokovno usmerjanje - Specializirani prompti za boljše odgovore</text:p>
      <text:p text:style-name="Standard">Postopno nalaganje - Optimizirano za počasne povezave</text:p>
      <text:p text:style-name="Standard"/>
      <text:p text:style-name="Standard">🔮 PRIHODNJI RAZVOJ</text:p>
      <text:p text:style-name="Standard">Načrtovane funkcije:</text:p>
      <text:p text:style-name="Standard">Večjezična podpora - Podpora za angleški in druge jezike</text:p>
      <text:p text:style-name="Standard">Navidezni asistenti - Specializirani AI asistenti po modulih</text:p>
      <text:p text:style-name="Standard">Analitika uporabe - Podrobnejše sledenje AI interakcijam</text:p>
      <text:p text:style-name="Standard">Plugin sistem - Razširljivost z dodatnimi AI modeli</text:p>
      <text:p text:style-name="Standard">Batch processing - Obdelava več vprašanj hkrati</text:p>
      <text:p text:style-name="Standard"/>
      <text:p text:style-name="Standard">Prioritete razvoja:</text:p>
      <text:p text:style-name="Standard">✅ Integracija DeepSeek in Gemini API-jev</text:p>
      <text:p text:style-name="Standard">✅ Duhovna svetovanja in tarot interpretacije</text:p>
      <text:p text:style-name="Standard">🔄 Razširitev na druge module (Codex, Mystaia)</text:p>
      <text:p text:style-name="Standard">🔄 Implementacija OpenRouter za več modelov</text:p>
      <text:p text:style-name="Standard">🔄 Napredno upravljanje pogovornega konteksta</text:p>
      <text:p text:style-name="Standard"/>
      <text:p text:style-name="Standard">📝 NAVODILA ZA RAZVOJ</text:p>
      <text:p text:style-name="Standard">Za dodajanje novega AI modula:</text:p>
      <text:p text:style-name="Standard">Ustvari mapo v /moduli/ime_modula/</text:p>
      <text:p text:style-name="Standard"/>
      <text:p text:style-name="Standard">Implementiraj UI v index.php</text:p>
      <text:p text:style-name="Standard"/>
      <text:p text:style-name="Standard">Dodaj JavaScript interakcije v skripta.js</text:p>
      <text:p text:style-name="Standard">Po potrebi dodaj specializirane CSS sloge</text:p>
      <text:p text:style-name="Standard">Integriraj z globalnim AIKomunikacija razredom</text:p>
      <text:p text:style-name="Standard"/>
      <text:p text:style-name="Standard">Za dodajanje novega AI modela:</text:p>
      <text:p text:style-name="Standard"/>
      <text:p text:style-name="Standard">Dodaj API ključ v konfiguracija.php</text:p>
      <text:p text:style-name="Standard"><text:soft-page-break/>Razširi ObdelovalnikAI razred z novo metodo</text:p>
      <text:p text:style-name="Standard">Posodobi generirajOdgovor za avtomatsko odkrivanje</text:p>
      <text:p text:style-name="Standard">Testiraj integracijo in obvladovanje napak</text:p>
      <text:p text:style-name="Standard"/>
      <text:p text:style-name="Standard">💡 Nasvet: Vedno uporabljajte obstoječe funkcije in razrede namesto ponovnega izuma.</text:p>
      <text:p text:style-name="Standard">Sistem je zasnovan za enostavno razširljivost in ponovno uporabo kode.</text:p>
      <text:p text:style-name="Standard"/>
      <text:p text:style-name="Standard">Shell Kode:<text:line-break/>Get-ChildItem -Recurse -File <text:s/>% { === $($_.Name) ===`n; (Get-Content $_.FullName -Raw); `n } <text:s/>vsebina.txt</text:p>
      <text:p text:style-name="Standard"/>
      <text:p text:style-name="Standard">Primeri tabel za naprej:</text:p>
      <text:p text:style-name="Standard">CREATE TABLE teme_foruma (</text:p>
      <text:p text:style-name="Standard"><text:s text:c="4"/>id INT AUTO_INCREMENT PRIMARY KEY,</text:p>
      <text:p text:style-name="Standard"><text:s text:c="4"/>naslov VARCHAR(255) NOT NULL,</text:p>
      <text:p text:style-name="Standard"><text:s text:c="4"/>vsebina TEXT NOT NULL,</text:p>
      <text:p text:style-name="Standard"><text:s text:c="4"/>uporabnik_id INT,</text:p>
      <text:p text:style-name="Standard"><text:s text:c="4"/>datum DATETIME DEFAULT CURRENT_TIMESTAMP</text:p>
      <text:p text:style-name="Standard">);</text:p>
      <text:p text:style-name="Standard"/>
      <text:p text:style-name="Standard">baza_sql = """</text:p>
      <text:p text:style-name="Standard">-- Uporabniki in VIP/naročniki</text:p>
      <text:p text:style-name="Standard">CREATE TABLE uporabniki (</text:p>
      <text:p text:style-name="Standard"><text:s text:c="4"/>id INT AUTO_INCREMENT PRIMARY KEY,</text:p>
      <text:p text:style-name="Standard"><text:s text:c="4"/>ime VARCHAR(100),</text:p>
      <text:p text:style-name="Standard"><text:s text:c="4"/>email VARCHAR(100) UNIQUE,</text:p>
      <text:p text:style-name="Standard"><text:s text:c="4"/>geslo VARCHAR(255),</text:p>
      <text:p text:style-name="Standard"><text:s text:c="4"/>je_vip BOOLEAN DEFAULT 0,</text:p>
      <text:p text:style-name="Standard"><text:s text:c="4"/>nivo INT DEFAULT 1,</text:p>
      <text:p text:style-name="Standard"><text:s text:c="4"/>datum_registracije TIMESTAMP DEFAULT CURRENT_TIMESTAMP</text:p>
      <text:p text:style-name="Standard">);</text:p>
      <text:p text:style-name="Standard"/>
      <text:p text:style-name="Standard">-- Astrološki vpogledi (natalna karta)</text:p>
      <text:p text:style-name="Standard">CREATE TABLE natalne_karte (</text:p>
      <text:p text:style-name="Standard"><text:s text:c="4"/>id INT AUTO_INCREMENT PRIMARY KEY,</text:p>
      <text:p text:style-name="Standard"><text:s text:c="4"/>uporabnik_id INT,</text:p>
      <text:p text:style-name="Standard"><text:s text:c="4"/>datum DATE,</text:p>
      <text:p text:style-name="Standard"><text:s text:c="4"/>ura TIME,</text:p>
      <text:p text:style-name="Standard"><text:s text:c="4"/>kraj VARCHAR(100),</text:p>
      <text:p text:style-name="Standard"><text:s text:c="4"/>cas_vnosa TIMESTAMP DEFAULT CURRENT_TIMESTAMP,</text:p>
      <text:p text:style-name="Standard"><text:s text:c="4"/>FOREIGN KEY (uporabnik_id) REFERENCES uporabniki(id)</text:p>
      <text:p text:style-name="Standard">);</text:p>
      <text:p text:style-name="Standard"/>
      <text:p text:style-name="Standard">-- Naročnine in dostopi (na module: orakleum, mystaia, itd.)</text:p>
      <text:p text:style-name="Standard">CREATE TABLE dostopi (</text:p>
      <text:p text:style-name="Standard"><text:s text:c="4"/>id INT AUTO_INCREMENT PRIMARY KEY,</text:p>
      <text:p text:style-name="Standard"><text:s text:c="4"/>uporabnik_id INT,</text:p>
      <text:p text:style-name="Standard"><text:s text:c="4"/>modul VARCHAR(50),</text:p>
      <text:p text:style-name="Standard"><text:s text:c="4"/>ima_dostop BOOLEAN DEFAULT 0,</text:p>
      <text:p text:style-name="Standard"><text:s text:c="4"/>datum_dodelitve TIMESTAMP DEFAULT CURRENT_TIMESTAMP,</text:p>
      <text:p text:style-name="Standard"><text:s text:c="4"/>FOREIGN KEY (uporabnik_id) REFERENCES uporabniki(id)</text:p>
      <text:p text:style-name="Standard">);</text:p>
      <text:p text:style-name="Standard"><text:soft-page-break/></text:p>
      <text:p text:style-name="Standard">-- Orakleum vpogledi / naročila</text:p>
      <text:p text:style-name="Standard">CREATE TABLE orakleum_narocila (</text:p>
      <text:p text:style-name="Standard"><text:s text:c="4"/>id INT AUTO_INCREMENT PRIMARY KEY,</text:p>
      <text:p text:style-name="Standard"><text:s text:c="4"/>uporabnik_id INT,</text:p>
      <text:p text:style-name="Standard"><text:s text:c="4"/>vprasanje TEXT,</text:p>
      <text:p text:style-name="Standard"><text:s text:c="4"/>izbrane_karte TEXT,</text:p>
      <text:p text:style-name="Standard"><text:s text:c="4"/>odgovor TEXT,</text:p>
      <text:p text:style-name="Standard"><text:s text:c="4"/>cas_vpogleda TIMESTAMP DEFAULT CURRENT_TIMESTAMP,</text:p>
      <text:p text:style-name="Standard"><text:s text:c="4"/>FOREIGN KEY (uporabnik_id) REFERENCES uporabniki(id)</text:p>
      <text:p text:style-name="Standard">);</text:p>
      <text:p text:style-name="Standard"/>
      <text:p text:style-name="Standard">-- Naročila iz Mystaie (trgovina)</text:p>
      <text:p text:style-name="Standard">CREATE TABLE mystaia_narocila (</text:p>
      <text:p text:style-name="Standard"><text:s text:c="4"/>id INT AUTO_INCREMENT PRIMARY KEY,</text:p>
      <text:p text:style-name="Standard"><text:s text:c="4"/>uporabnik_id INT,</text:p>
      <text:p text:style-name="Standard"><text:s text:c="4"/>izdelek VARCHAR(100),</text:p>
      <text:p text:style-name="Standard"><text:s text:c="4"/>kolicina INT,</text:p>
      <text:p text:style-name="Standard"><text:s text:c="4"/>znesek DECIMAL(10,2),</text:p>
      <text:p text:style-name="Standard"><text:s text:c="4"/>status VARCHAR(20) DEFAULT 'v obdelavi',</text:p>
      <text:p text:style-name="Standard"><text:s text:c="4"/>cas_narocila TIMESTAMP DEFAULT CURRENT_TIMESTAMP,</text:p>
      <text:p text:style-name="Standard"><text:s text:c="4"/>FOREIGN KEY (uporabnik_id) REFERENCES uporabniki(id)</text:p>
      <text:p text:style-name="Standard">);</text:p>
      <text:p text:style-name="Standard"/>
      <text:p text:style-name="Standard">-- Komentarji in forum zapisi (npr. Synera)</text:p>
      <text:p text:style-name="Standard">CREATE TABLE forum_zapisi (</text:p>
      <text:p text:style-name="Standard"><text:s text:c="4"/>id INT AUTO_INCREMENT PRIMARY KEY,</text:p>
      <text:p text:style-name="Standard"><text:s text:c="4"/>uporabnik_id INT,</text:p>
      <text:p text:style-name="Standard"><text:s text:c="4"/>modul VARCHAR(50),</text:p>
      <text:p text:style-name="Standard"><text:s text:c="4"/>naslov VARCHAR(150),</text:p>
      <text:p text:style-name="Standard"><text:s text:c="4"/>vsebina TEXT,</text:p>
      <text:p text:style-name="Standard"><text:s text:c="4"/>datum_objave TIMESTAMP DEFAULT CURRENT_TIMESTAMP,</text:p>
      <text:p text:style-name="Standard"><text:s text:c="4"/>FOREIGN KEY (uporabnik_id) REFERENCES uporabniki(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l" fo:country="S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l" fo:country="S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mir Šafarič</meta:initial-creator>
    <meta:creation-date>2025-09-15T16:11:08.95</meta:creation-date>
    <dc:date>2025-09-17T19:36:38.50</dc:date>
    <dc:creator>Damir Šafarič</dc:creator>
    <meta:editing-duration>PT15H4M43S</meta:editing-duration>
    <meta:editing-cycles>2</meta:editing-cycles>
    <meta:generator>OpenOffice/4.1.13$Win32 OpenOffice.org_project/4113m1$Build-9810</meta:generator>
    <meta:document-statistic meta:table-count="0" meta:image-count="0" meta:object-count="0" meta:page-count="28" meta:paragraph-count="1006" meta:word-count="6711" meta:character-count="49737"/>
  </office:meta>
</office:document-meta>
</file>